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Cambria" svg:font-family="Cambria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常规_5f_新发现语言调查表_5f_2_20_31">
      <style:table-cell-properties style:diagonal-bl-tr="none" style:diagonal-tl-br="none" fo:border="non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常规_5f_新发现语言调查表_5f_2_20_42">
      <style:table-cell-properties style:diagonal-bl-tr="none" style:diagonal-tl-br="none" fo:border="non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常规_5f_新发现语言调查表_5f_2_20_33">
      <style:table-cell-properties fo:background-color="#ffff00" style:diagonal-bl-tr="none" style:diagonal-tl-br="none" fo:border="non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00ff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default-cell-style-name="ce8"/>
        <table:table-column table:style-name="co2" table:default-cell-style-name="ce3"/>
        <table:table-column table:style-name="co2" table:default-cell-style-name="ce1"/>
        <table:table-column table:style-name="co2" table:number-columns-repeated="1016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style-name="ce1" office:value-type="string">
            <text:p>OT</text:p>
          </table:table-cell>
          <table:table-cell table:number-columns-repeated="2" office:value-type="string">
            <text:p>OT</text:p>
          </table:table-cell>
          <table:table-cell table:number-columns-repeated="2" table:style-name="ce1" office:value-type="string">
            <text:p>Cone</text:p>
          </table:table-cell>
          <table:table-cell office:value-type="string">
            <text:p>Con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s</text:p>
          </table:table-cell>
          <table:table-cell office:value-type="string">
            <text:p>pst</text:p>
          </table:table-cell>
          <table:table-cell office:value-type="string">
            <text:p>fut</text:p>
          </table:table-cell>
          <table:table-cell office:value-type="string">
            <text:p>imp</text:p>
          </table:table-cell>
          <table:table-cell table:style-name="ce1" office:value-type="string">
            <text:p>prs</text:p>
          </table:table-cell>
          <table:table-cell office:value-type="string">
            <text:p>pst</text:p>
          </table:table-cell>
          <table:table-cell office:value-type="string">
            <text:p>imp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o be alive</text:p>
          </table:table-cell>
          <table:table-cell table:style-name="ce2" office:value-type="string">
            <text:p>gson.po</text:p>
          </table:table-cell>
          <table:table-cell table:style-name="ce4"/>
          <table:table-cell table:style-name="ce2" table:number-columns-repeated="2"/>
          <table:table-cell table:style-name="ce5" office:value-type="string">
            <text:p>sɔ¹mbɔ¹</text:p>
          </table:table-cell>
          <table:table-cell table:style-name="ce4"/>
          <table:table-cell table:style-name="ce2"/>
          <table:table-cell table:style-name="ce18" table:number-columns-repeated="1016"/>
        </table:table-row>
        <table:table-row table:style-name="ro2">
          <table:table-cell table:style-name="ce2" office:value-type="string">
            <text:p>to bite</text:p>
          </table:table-cell>
          <table:table-cell table:style-name="ce2" office:value-type="string">
            <text:p>za </text:p>
          </table:table-cell>
          <table:table-cell table:style-name="ce4" office:value-type="string">
            <text:p>bzas</text:p>
          </table:table-cell>
          <table:table-cell table:style-name="ce2" table:number-columns-repeated="2"/>
          <table:table-cell table:style-name="ce6" office:value-type="string">
            <text:p>sʰɔ¹ te¹</text:p>
          </table:table-cell>
          <table:table-cell table:style-name="ce4"/>
          <table:table-cell table:style-name="ce2"/>
          <table:table-cell table:style-name="ce18" table:number-columns-repeated="1016"/>
        </table:table-row>
        <table:table-row table:style-name="ro3">
          <table:table-cell table:style-name="ce2" office:value-type="string">
            <text:p>to blow (of wind)</text:p>
          </table:table-cell>
          <table:table-cell table:style-name="ce2" office:value-type="string">
            <text:p>rluŋ ldaŋ / lhags.pa laŋ</text:p>
          </table:table-cell>
          <table:table-cell table:style-name="ce4"/>
          <table:table-cell table:style-name="ce2" table:number-columns-repeated="2"/>
          <table:table-cell table:style-name="ce7" office:value-type="string">
            <text:p>lʉː¹ tɕɑː²</text:p>
          </table:table-cell>
          <table:table-cell table:style-name="ce4"/>
          <table:table-cell table:style-name="ce2"/>
          <table:table-cell table:style-name="ce18" table:number-columns-repeated="1016"/>
        </table:table-row>
        <table:table-row table:style-name="ro1">
          <table:table-cell office:value-type="string">
            <text:p>to burn [intransitive]</text:p>
          </table:table-cell>
          <table:table-cell office:value-type="string">
            <text:p>ɴtsʰig</text:p>
          </table:table-cell>
          <table:table-cell office:value-type="string">
            <text:p>tsʰig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to buy</text:p>
          </table:table-cell>
          <table:table-cell office:value-type="string">
            <text:p>ɲo</text:p>
          </table:table-cell>
          <table:table-cell office:value-type="string">
            <text:p>ɲos</text:p>
          </table:table-cell>
          <table:table-cell table:number-columns-repeated="2"/>
          <table:table-cell office:value-type="string">
            <text:p>ɲɔ²</text:p>
          </table:table-cell>
          <table:table-cell table:style-name="ce8" office:value-type="string">
            <text:p><text:s/>ɲɪː²</text:p>
          </table:table-cell>
          <table:table-cell table:number-columns-repeated="1017"/>
        </table:table-row>
        <table:table-row table:style-name="ro1">
          <table:table-cell office:value-type="string">
            <text:p>to chew</text:p>
          </table:table-cell>
          <table:table-cell office:value-type="string">
            <text:p>ldad</text:p>
          </table:table-cell>
          <table:table-cell office:value-type="string">
            <text:p>bldad</text:p>
          </table:table-cell>
          <table:table-cell table:style-name="ce3" office:value-type="string">
            <text:p>bldad</text:p>
          </table:table-cell>
          <table:table-cell office:value-type="string">
            <text:p>ldos</text:p>
          </table:table-cell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to chew</text:p>
          </table:table-cell>
          <table:table-cell office:value-type="string">
            <text:p>ɴtɕʰa</text:p>
          </table:table-cell>
          <table:table-cell table:style-name="ce1" office:value-type="string">
            <text:p>ɴtɕʰos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to come</text:p>
          </table:table-cell>
          <table:table-cell office:value-type="string">
            <text:p>joŋ</text:p>
          </table:table-cell>
          <table:table-cell table:number-columns-repeated="3"/>
          <table:table-cell table:style-name="ce9" office:value-type="string">
            <text:p>jʉː²</text:p>
          </table:table-cell>
          <table:table-cell table:style-name="ce9" office:value-type="string">
            <text:p><text:s/>pi²</text:p>
          </table:table-cell>
          <table:table-cell table:style-name="ce9" office:value-type="string">
            <text:p><text:s/>xʰu¹</text:p>
          </table:table-cell>
          <table:table-cell table:number-columns-repeated="1016"/>
        </table:table-row>
        <table:table-row table:style-name="ro4">
          <table:table-cell office:value-type="string">
            <text:p>to count</text:p>
          </table:table-cell>
          <table:table-cell office:value-type="string">
            <text:p>rtsi</text:p>
          </table:table-cell>
          <table:table-cell office:value-type="string">
            <text:p>brtsis</text:p>
          </table:table-cell>
          <table:table-cell office:value-type="string">
            <text:p>brtsi</text:p>
          </table:table-cell>
          <table:table-cell office:value-type="string">
            <text:p>rtsis</text:p>
          </table:table-cell>
          <table:table-cell office:value-type="string">
            <text:p>tsə¹</text:p>
          </table:table-cell>
          <table:table-cell table:style-name="ce8" office:value-type="string">
            <text:p><text:s/>tsiː¹</text:p>
          </table:table-cell>
          <table:table-cell table:style-name="ce8"/>
          <table:table-cell table:number-columns-repeated="1016"/>
        </table:table-row>
        <table:table-row table:style-name="ro4">
          <table:table-cell office:value-type="string">
            <text:p>to cry (weep)</text:p>
          </table:table-cell>
          <table:table-cell office:value-type="string">
            <text:p>ŋu</text:p>
          </table:table-cell>
          <table:table-cell office:value-type="string">
            <text:p>ŋus</text:p>
          </table:table-cell>
          <table:table-cell table:number-columns-repeated="2"/>
          <table:table-cell office:value-type="string">
            <text:p>ŋə²</text:p>
          </table:table-cell>
          <table:table-cell table:style-name="ce8" office:value-type="string">
            <text:p><text:s/>ŋiː²</text:p>
          </table:table-cell>
          <table:table-cell table:style-name="ce8"/>
          <table:table-cell table:number-columns-repeated="1016"/>
        </table:table-row>
        <table:table-row table:style-name="ro4">
          <table:table-cell office:value-type="string">
            <text:p>to die</text:p>
          </table:table-cell>
          <table:table-cell office:value-type="string">
            <text:p>ɴtɕʰi</text:p>
          </table:table-cell>
          <table:table-cell office:value-type="string">
            <text:p>ɕi</text:p>
          </table:table-cell>
          <table:table-cell table:number-columns-repeated="2"/>
          <table:table-cell table:style-name="ce9" office:value-type="string">
            <text:p>xʰə¹</text:p>
          </table:table-cell>
          <table:table-cell table:style-name="ce8" office:value-type="string">
            <text:p>xʰə¹</text:p>
          </table:table-cell>
          <table:table-cell table:style-name="ce8"/>
          <table:table-cell table:number-columns-repeated="1016"/>
        </table:table-row>
        <table:table-row table:style-name="ro4">
          <table:table-cell office:value-type="string">
            <text:p>to dig</text:p>
          </table:table-cell>
          <table:table-cell office:value-type="string">
            <text:p>rko</text:p>
          </table:table-cell>
          <table:table-cell office:value-type="string">
            <text:p>brkos</text:p>
          </table:table-cell>
          <table:table-cell office:value-type="string">
            <text:p>brko</text:p>
          </table:table-cell>
          <table:table-cell office:value-type="string">
            <text:p>rkos</text:p>
          </table:table-cell>
          <table:table-cell office:value-type="string">
            <text:p>kɔ¹</text:p>
          </table:table-cell>
          <table:table-cell table:style-name="ce8" office:value-type="string">
            <text:p><text:s/>kɪː¹</text:p>
          </table:table-cell>
          <table:table-cell table:style-name="ce8"/>
          <table:table-cell table:number-columns-repeated="1016"/>
        </table:table-row>
        <table:table-row table:style-name="ro4">
          <table:table-cell office:value-type="string">
            <text:p>to drink</text:p>
          </table:table-cell>
          <table:table-cell office:value-type="string">
            <text:p>ɴtʰuŋ</text:p>
          </table:table-cell>
          <table:table-cell office:value-type="string">
            <text:p>btuŋs</text:p>
          </table:table-cell>
          <table:table-cell office:value-type="string">
            <text:p>btuŋ</text:p>
          </table:table-cell>
          <table:table-cell office:value-type="string">
            <text:p>tʰuŋs</text:p>
          </table:table-cell>
          <table:table-cell office:value-type="string">
            <text:p>tʰʉː²</text:p>
          </table:table-cell>
          <table:table-cell table:style-name="ce9" office:value-type="string">
            <text:p>tʰʉː²</text:p>
          </table:table-cell>
          <table:table-cell table:style-name="ce8"/>
          <table:table-cell table:number-columns-repeated="1016"/>
        </table:table-row>
        <table:table-row table:style-name="ro4">
          <table:table-cell office:value-type="string">
            <text:p>to eat</text:p>
          </table:table-cell>
          <table:table-cell office:value-type="string">
            <text:p>za </text:p>
          </table:table-cell>
          <table:table-cell office:value-type="string">
            <text:p>zos </text:p>
          </table:table-cell>
          <table:table-cell office:value-type="string">
            <text:p>bza</text:p>
          </table:table-cell>
          <table:table-cell office:value-type="string">
            <text:p>zo</text:p>
          </table:table-cell>
          <table:table-cell office:value-type="string">
            <text:p>sæ²</text:p>
          </table:table-cell>
          <table:table-cell table:style-name="ce8" office:value-type="string">
            <text:p><text:s/>sɪː²</text:p>
          </table:table-cell>
          <table:table-cell table:style-name="ce8" office:value-type="string">
            <text:p><text:s/>sɔ² </text:p>
          </table:table-cell>
          <table:table-cell table:number-columns-repeated="1016"/>
        </table:table-row>
        <table:table-row table:style-name="ro4">
          <table:table-cell office:value-type="string">
            <text:p>to fight</text:p>
          </table:table-cell>
          <table:table-cell office:value-type="string">
            <text:p>rgʲag</text:p>
          </table:table-cell>
          <table:table-cell office:value-type="string">
            <text:p>brgʲab</text:p>
          </table:table-cell>
          <table:table-cell office:value-type="string">
            <text:p>brgʲag</text:p>
          </table:table-cell>
          <table:table-cell office:value-type="string">
            <text:p>rgʲob</text:p>
          </table:table-cell>
          <table:table-cell table:style-name="ce7" office:value-type="string">
            <text:p>dʑɑ² riː²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to float</text:p>
          </table:table-cell>
          <table:table-cell table:style-name="ce2" office:value-type="string">
            <text:p>ɴpʰʲo</text:p>
          </table:table-cell>
          <table:table-cell table:style-name="ce4"/>
          <table:table-cell table:style-name="ce2" table:number-columns-repeated="2"/>
          <table:table-cell table:style-name="ce7" office:value-type="string">
            <text:p>kʰər¹</text:p>
          </table:table-cell>
          <table:table-cell table:style-name="ce4"/>
          <table:table-cell table:style-name="ce2"/>
          <table:table-cell table:style-name="ce18" table:number-columns-repeated="1016"/>
        </table:table-row>
        <table:table-row table:style-name="ro1">
          <table:table-cell table:style-name="ce2" office:value-type="string">
            <text:p>to flow</text:p>
          </table:table-cell>
          <table:table-cell table:style-name="ce2" office:value-type="string">
            <text:p>rgʲu</text:p>
          </table:table-cell>
          <table:table-cell table:style-name="ce4"/>
          <table:table-cell table:style-name="ce2" table:number-columns-repeated="2"/>
          <table:table-cell table:style-name="ce2" office:value-type="string">
            <text:p>x</text:p>
          </table:table-cell>
          <table:table-cell table:style-name="ce4"/>
          <table:table-cell table:style-name="ce2"/>
          <table:table-cell table:style-name="ce18" table:number-columns-repeated="1016"/>
        </table:table-row>
        <table:table-row table:style-name="ro4">
          <table:table-cell office:value-type="string">
            <text:p>to fly (move through air)</text:p>
          </table:table-cell>
          <table:table-cell office:value-type="string">
            <text:p>ɴpʰur</text:p>
          </table:table-cell>
          <table:table-cell office:value-type="string">
            <text:p>pʰur</text:p>
          </table:table-cell>
          <table:table-cell table:number-columns-repeated="2"/>
          <table:table-cell office:value-type="string">
            <text:p>pʰər¹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office:value-type="string">
            <text:p>to forget</text:p>
          </table:table-cell>
          <table:table-cell office:value-type="string">
            <text:p>brdʑed</text:p>
          </table:table-cell>
          <table:table-cell/>
          <table:table-cell table:style-name="ce3"/>
          <table:table-cell/>
          <table:table-cell office:value-type="string">
            <text:p>dʑe²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office:value-type="string">
            <text:p>to give</text:p>
          </table:table-cell>
          <table:table-cell office:value-type="string">
            <text:p>sbʲin</text:p>
          </table:table-cell>
          <table:table-cell office:value-type="string">
            <text:p>bʲin</text:p>
          </table:table-cell>
          <table:table-cell table:number-columns-repeated="2"/>
          <table:table-cell table:style-name="ce10" office:value-type="string">
            <text:p>ɣĩː²</text:p>
          </table:table-cell>
          <table:table-cell table:style-name="ce10"/>
          <table:table-cell table:style-name="ce15"/>
          <table:table-cell table:number-columns-repeated="1016"/>
        </table:table-row>
        <table:table-row table:style-name="ro1">
          <table:table-cell office:value-type="string">
            <text:p>to hear</text:p>
          </table:table-cell>
          <table:table-cell office:value-type="string">
            <text:p>tʰos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to hide (conceal)</text:p>
          </table:table-cell>
          <table:table-cell office:value-type="string">
            <text:p>sbed</text:p>
          </table:table-cell>
          <table:table-cell office:value-type="string">
            <text:p>sbas</text:p>
          </table:table-cell>
          <table:table-cell office:value-type="string">
            <text:p>sba</text:p>
          </table:table-cell>
          <table:table-cell office:value-type="string">
            <text:p>bos</text:p>
          </table:table-cell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to hold</text:p>
          </table:table-cell>
          <table:table-cell office:value-type="string">
            <text:p>ɴdzind</text:p>
          </table:table-cell>
          <table:table-cell office:value-type="string">
            <text:p>bzuŋ</text:p>
          </table:table-cell>
          <table:table-cell office:value-type="string">
            <text:p>gzuŋ</text:p>
          </table:table-cell>
          <table:table-cell office:value-type="string">
            <text:p>zuŋ</text:p>
          </table:table-cell>
          <table:table-cell office:value-type="string">
            <text:p>ndzĩː²</text:p>
          </table:table-cell>
          <table:table-cell table:style-name="ce8" office:value-type="string">
            <text:p><text:s/>zʉː²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2" office:value-type="string">
            <text:p>to hunt</text:p>
          </table:table-cell>
          <table:table-cell table:style-name="ce2" office:value-type="string">
            <text:p>rŋon</text:p>
          </table:table-cell>
          <table:table-cell table:number-columns-repeated="2" table:style-name="ce4" office:value-type="string">
            <text:p>brŋon</text:p>
          </table:table-cell>
          <table:table-cell table:style-name="ce2" office:value-type="string">
            <text:p>rŋon</text:p>
          </table:table-cell>
          <table:table-cell table:style-name="ce2" office:value-type="string">
            <text:p>x</text:p>
          </table:table-cell>
          <table:table-cell table:style-name="ce4"/>
          <table:table-cell table:style-name="ce2"/>
          <table:table-cell table:style-name="ce18" table:number-columns-repeated="1016"/>
        </table:table-row>
        <table:table-row table:style-name="ro4">
          <table:table-cell office:value-type="string">
            <text:p>to kill</text:p>
          </table:table-cell>
          <table:table-cell office:value-type="string">
            <text:p>gsod</text:p>
          </table:table-cell>
          <table:table-cell office:value-type="string">
            <text:p>bsad</text:p>
          </table:table-cell>
          <table:table-cell office:value-type="string">
            <text:p>gsad</text:p>
          </table:table-cell>
          <table:table-cell office:value-type="string">
            <text:p>sod</text:p>
          </table:table-cell>
          <table:table-cell table:style-name="ce11" office:value-type="string">
            <text:p>se¹</text:p>
          </table:table-cell>
          <table:table-cell table:style-name="ce7" office:value-type="string">
            <text:p>se¹</text:p>
          </table:table-cell>
          <table:table-cell table:style-name="ce11"/>
          <table:table-cell table:number-columns-repeated="1016"/>
        </table:table-row>
        <table:table-row table:style-name="ro4">
          <table:table-cell office:value-type="string">
            <text:p>to knead</text:p>
          </table:table-cell>
          <table:table-cell office:value-type="string">
            <text:p>rdzi</text:p>
          </table:table-cell>
          <table:table-cell office:value-type="string">
            <text:p>brdzis</text:p>
          </table:table-cell>
          <table:table-cell table:style-name="ce3" office:value-type="string">
            <text:p>brdzi</text:p>
          </table:table-cell>
          <table:table-cell office:value-type="string">
            <text:p>rdzis</text:p>
          </table:table-cell>
          <table:table-cell office:value-type="string">
            <text:p>dzə²</text:p>
          </table:table-cell>
          <table:table-cell table:style-name="ce8" office:value-type="string">
            <text:p><text:s/>dziː²</text:p>
          </table:table-cell>
          <table:table-cell table:style-name="ce8"/>
          <table:table-cell table:number-columns-repeated="1016"/>
        </table:table-row>
        <table:table-row table:style-name="ro4">
          <table:table-cell office:value-type="string">
            <text:p>to know</text:p>
          </table:table-cell>
          <table:table-cell office:value-type="string">
            <text:p>ɕes</text:p>
          </table:table-cell>
          <table:table-cell table:number-columns-repeated="3"/>
          <table:table-cell office:value-type="string">
            <text:p>xʰɪː²</text:p>
          </table:table-cell>
          <table:table-cell table:style-name="ce14"/>
          <table:table-cell table:style-name="ce16"/>
          <table:table-cell table:number-columns-repeated="1016"/>
        </table:table-row>
        <table:table-row table:style-name="ro4">
          <table:table-cell office:value-type="string">
            <text:p>to laugh</text:p>
          </table:table-cell>
          <table:table-cell office:value-type="string">
            <text:p>dgod</text:p>
          </table:table-cell>
          <table:table-cell office:value-type="string">
            <text:p>bgad</text:p>
          </table:table-cell>
          <table:table-cell table:style-name="ce3" office:value-type="string">
            <text:p>bgad</text:p>
          </table:table-cell>
          <table:table-cell office:value-type="string">
            <text:p>dgod</text:p>
          </table:table-cell>
          <table:table-cell office:value-type="string">
            <text:p>gɪ²</text:p>
          </table:table-cell>
          <table:table-cell table:style-name="ce11" office:value-type="string">
            <text:p>gɪ²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string">
            <text:p>to learn</text:p>
          </table:table-cell>
          <table:table-cell office:value-type="string">
            <text:p>sbʲoŋ</text:p>
          </table:table-cell>
          <table:table-cell office:value-type="string">
            <text:p>sbʲaŋs</text:p>
          </table:table-cell>
          <table:table-cell table:style-name="ce3" office:value-type="string">
            <text:p>sbʲaŋ</text:p>
          </table:table-cell>
          <table:table-cell office:value-type="string">
            <text:p>sbʲoŋs</text:p>
          </table:table-cell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to lick</text:p>
          </table:table-cell>
          <table:table-cell office:value-type="string">
            <text:p>ldag</text:p>
          </table:table-cell>
          <table:table-cell office:value-type="string">
            <text:p>bldags</text:p>
          </table:table-cell>
          <table:table-cell office:value-type="string">
            <text:p>blag</text:p>
          </table:table-cell>
          <table:table-cell office:value-type="string">
            <text:p>ldogs</text:p>
          </table:table-cell>
          <table:table-cell office:value-type="string">
            <text:p>dɑ²</text:p>
          </table:table-cell>
          <table:table-cell table:style-name="ce8"/>
          <table:table-cell table:style-name="ce8" office:value-type="string">
            <text:p><text:s/>du²</text:p>
          </table:table-cell>
          <table:table-cell table:number-columns-repeated="1016"/>
        </table:table-row>
        <table:table-row table:style-name="ro4">
          <table:table-cell office:value-type="string">
            <text:p>to lie down</text:p>
          </table:table-cell>
          <table:table-cell office:value-type="string">
            <text:p>ɲal</text:p>
          </table:table-cell>
          <table:table-cell table:style-name="ce1" office:value-type="string">
            <text:p>ɲal</text:p>
          </table:table-cell>
          <table:table-cell office:value-type="string">
            <text:p>ɲal</text:p>
          </table:table-cell>
          <table:table-cell office:value-type="string">
            <text:p>ɲol</text:p>
          </table:table-cell>
          <table:table-cell table:style-name="ce10" office:value-type="string">
            <text:p>ɲãː²</text:p>
          </table:table-cell>
          <table:table-cell table:style-name="ce10"/>
          <table:table-cell table:style-name="ce10" office:value-type="string">
            <text:p>ɲũː²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to marry (a man marries a woman)</text:p>
          </table:table-cell>
          <table:table-cell table:style-name="ce2" office:value-type="string">
            <text:p>(mna.ma len)</text:p>
          </table:table-cell>
          <table:table-cell table:style-name="ce4" table:number-columns-repeated="2"/>
          <table:table-cell table:style-name="ce2"/>
          <table:table-cell table:style-name="ce7" office:value-type="string">
            <text:p>lẽː²</text:p>
          </table:table-cell>
          <table:table-cell table:style-name="ce4"/>
          <table:table-cell table:style-name="ce2"/>
          <table:table-cell table:style-name="ce18" table:number-columns-repeated="1016"/>
        </table:table-row>
        <table:table-row table:style-name="ro4">
          <table:table-cell office:value-type="string">
            <text:p>to plant (vegetals, rice)</text:p>
          </table:table-cell>
          <table:table-cell office:value-type="string">
            <text:p>ɴdebs</text:p>
          </table:table-cell>
          <table:table-cell office:value-type="string">
            <text:p>btab</text:p>
          </table:table-cell>
          <table:table-cell office:value-type="string">
            <text:p>gdab</text:p>
          </table:table-cell>
          <table:table-cell office:value-type="string">
            <text:p>tʰob</text:p>
          </table:table-cell>
          <table:table-cell office:value-type="string">
            <text:p>nde²</text:p>
          </table:table-cell>
          <table:table-cell table:style-name="ce8" office:value-type="string">
            <text:p><text:s/>te¹</text:p>
          </table:table-cell>
          <table:table-cell table:style-name="ce17"/>
          <table:table-cell table:number-columns-repeated="1016"/>
        </table:table-row>
        <table:table-row table:style-name="ro4">
          <table:table-cell office:value-type="string">
            <text:p>to play</text:p>
          </table:table-cell>
          <table:table-cell office:value-type="string">
            <text:p>rtse</text:p>
          </table:table-cell>
          <table:table-cell office:value-type="string">
            <text:p>brtses</text:p>
          </table:table-cell>
          <table:table-cell office:value-type="string">
            <text:p>brtse</text:p>
          </table:table-cell>
          <table:table-cell office:value-type="string">
            <text:p>rtses</text:p>
          </table:table-cell>
          <table:table-cell office:value-type="string">
            <text:p>tsɛ¹</text:p>
          </table:table-cell>
          <table:table-cell table:style-name="ce8" office:value-type="string">
            <text:p><text:s/>tsɪː¹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string">
            <text:p>to pull</text:p>
          </table:table-cell>
          <table:table-cell office:value-type="string">
            <text:p>ɴtʰe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4">
          <table:table-cell office:value-type="string">
            <text:p>to pull</text:p>
          </table:table-cell>
          <table:table-cell office:value-type="string">
            <text:p>ɴdren</text:p>
          </table:table-cell>
          <table:table-cell office:value-type="string">
            <text:p>draŋs</text:p>
          </table:table-cell>
          <table:table-cell office:value-type="string">
            <text:p>draŋ</text:p>
          </table:table-cell>
          <table:table-cell office:value-type="string">
            <text:p>droŋs</text:p>
          </table:table-cell>
          <table:table-cell office:value-type="string">
            <text:p>ndʐẽː²</text:p>
          </table:table-cell>
          <table:table-cell table:style-name="ce8" office:value-type="string">
            <text:p><text:s/>tʂɑː²</text:p>
          </table:table-cell>
          <table:table-cell table:style-name="ce8" office:value-type="string">
            <text:p><text:s/>tʂuː²</text:p>
          </table:table-cell>
          <table:table-cell table:number-columns-repeated="1016"/>
        </table:table-row>
        <table:table-row table:style-name="ro4">
          <table:table-cell office:value-type="string">
            <text:p>to push</text:p>
          </table:table-cell>
          <table:table-cell office:value-type="string">
            <text:p>ɴpʰul</text:p>
          </table:table-cell>
          <table:table-cell table:style-name="ce1"/>
          <table:table-cell table:style-name="ce3" table:number-columns-repeated="2"/>
          <table:table-cell office:value-type="string">
            <text:p>pʰʉː²</text:p>
          </table:table-cell>
          <table:table-cell table:style-name="ce14"/>
          <table:table-cell table:style-name="ce16"/>
          <table:table-cell table:number-columns-repeated="1016"/>
        </table:table-row>
        <table:table-row table:style-name="ro1">
          <table:table-cell office:value-type="string">
            <text:p>to reside (live)</text:p>
          </table:table-cell>
          <table:table-cell office:value-type="string">
            <text:p>sdod</text:p>
          </table:table-cell>
          <table:table-cell table:number-columns-repeated="2" office:value-type="string">
            <text:p>bsdad</text:p>
          </table:table-cell>
          <table:table-cell office:value-type="string">
            <text:p>sdod</text:p>
          </table:table-cell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>
            <text:p>to run</text:p>
          </table:table-cell>
          <table:table-cell table:style-name="ce3" office:value-type="string">
            <text:p>rgʲug</text:p>
          </table:table-cell>
          <table:table-cell office:value-type="string">
            <text:p>brgʲugs</text:p>
          </table:table-cell>
          <table:table-cell table:style-name="ce3" office:value-type="string">
            <text:p>brgʲugs</text:p>
          </table:table-cell>
          <table:table-cell table:style-name="ce3" office:value-type="string">
            <text:p>rgʲug</text:p>
          </table:table-cell>
          <table:table-cell office:value-type="string">
            <text:p>dʑʉ²</text:p>
          </table:table-cell>
          <table:table-cell table:style-name="ce14"/>
          <table:table-cell table:style-name="ce16"/>
          <table:table-cell table:number-columns-repeated="1016"/>
        </table:table-row>
        <table:table-row table:style-name="ro2">
          <table:table-cell office:value-type="string">
            <text:p>to scratch</text:p>
          </table:table-cell>
          <table:table-cell office:value-type="string">
            <text:p>ɴdrad</text:p>
          </table:table-cell>
          <table:table-cell office:value-type="string">
            <text:p>brad</text:p>
          </table:table-cell>
          <table:table-cell table:style-name="ce3" office:value-type="string">
            <text:p>*brad</text:p>
          </table:table-cell>
          <table:table-cell office:value-type="string">
            <text:p>*rod</text:p>
          </table:table-cell>
          <table:table-cell table:style-name="ce12" office:value-type="string">
            <text:p>tʂʰʊ¹</text:p>
          </table:table-cell>
          <table:table-cell table:number-columns-repeated="1018"/>
        </table:table-row>
        <table:table-row table:style-name="ro4">
          <table:table-cell office:value-type="string">
            <text:p>to see</text:p>
          </table:table-cell>
          <table:table-cell office:value-type="string">
            <text:p>mtʰoŋ</text:p>
          </table:table-cell>
          <table:table-cell table:number-columns-repeated="3"/>
          <table:table-cell office:value-type="string">
            <text:p>tʰuː²</text:p>
          </table:table-cell>
          <table:table-cell table:style-name="ce14"/>
          <table:table-cell table:style-name="ce16"/>
          <table:table-cell table:number-columns-repeated="1016"/>
        </table:table-row>
        <table:table-row table:style-name="ro4">
          <table:table-cell office:value-type="string">
            <text:p>to shoot (an arrow)</text:p>
          </table:table-cell>
          <table:table-cell office:value-type="string">
            <text:p>ɴpʰen</text:p>
          </table:table-cell>
          <table:table-cell office:value-type="string">
            <text:p>ɴpʰaŋs</text:p>
          </table:table-cell>
          <table:table-cell office:value-type="string">
            <text:p>ɴpʰaŋ</text:p>
          </table:table-cell>
          <table:table-cell office:value-type="string">
            <text:p>ɴpʰoŋs</text:p>
          </table:table-cell>
          <table:table-cell office:value-type="string">
            <text:p>pʰẽː</text:p>
          </table:table-cell>
          <table:table-cell table:style-name="ce8" office:value-type="string">
            <text:p><text:s/>pʰɑː²</text:p>
          </table:table-cell>
          <table:table-cell table:style-name="ce8" office:value-type="string">
            <text:p>pʰuː²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to sing</text:p>
          </table:table-cell>
          <table:table-cell table:style-name="ce2" office:value-type="string">
            <text:p>gʑas (gtoŋ)</text:p>
          </table:table-cell>
          <table:table-cell table:style-name="ce4"/>
          <table:table-cell table:style-name="ce2" table:number-columns-repeated="2"/>
          <table:table-cell table:style-name="ce7" office:value-type="string">
            <text:p>lə¹ lẽː²</text:p>
          </table:table-cell>
          <table:table-cell table:style-name="ce4"/>
          <table:table-cell table:style-name="ce2"/>
          <table:table-cell table:style-name="ce18" table:number-columns-repeated="1016"/>
        </table:table-row>
        <table:table-row table:style-name="ro3">
          <table:table-cell table:style-name="ce2" office:value-type="string">
            <text:p>to sleep</text:p>
          </table:table-cell>
          <table:table-cell table:style-name="ce2" office:value-type="string">
            <text:p>gɲid (kʰug, ɲal)</text:p>
          </table:table-cell>
          <table:table-cell table:style-name="ce4"/>
          <table:table-cell table:style-name="ce2" table:number-columns-repeated="2"/>
          <table:table-cell table:style-name="ce7" office:value-type="string">
            <text:p>ɲãː²</text:p>
          </table:table-cell>
          <table:table-cell table:style-name="ce7"/>
          <table:table-cell table:style-name="ce7" office:value-type="string">
            <text:p>ɲũː²</text:p>
          </table:table-cell>
          <table:table-cell table:style-name="ce18" table:number-columns-repeated="1016"/>
        </table:table-row>
        <table:table-row table:style-name="ro4">
          <table:table-cell office:value-type="string">
            <text:p>to smell (perceive odor) [transitive]</text:p>
          </table:table-cell>
          <table:table-cell office:value-type="string">
            <text:p>snom</text:p>
          </table:table-cell>
          <table:table-cell office:value-type="string">
            <text:p>bsnams</text:p>
          </table:table-cell>
          <table:table-cell office:value-type="string">
            <text:p>bsnam</text:p>
          </table:table-cell>
          <table:table-cell office:value-type="string">
            <text:p>snoms</text:p>
          </table:table-cell>
          <table:table-cell office:value-type="string">
            <text:p>nĩː¹</text:p>
          </table:table-cell>
          <table:table-cell table:style-name="ce11" office:value-type="string">
            <text:p>nĩː¹</text:p>
          </table:table-cell>
          <table:table-cell table:style-name="ce16"/>
          <table:table-cell table:number-columns-repeated="1016"/>
        </table:table-row>
        <table:table-row table:style-name="ro3">
          <table:table-cell table:style-name="ce2" office:value-type="string">
            <text:p>to spit</text:p>
          </table:table-cell>
          <table:table-cell table:style-name="ce2" office:value-type="string">
            <text:p>mtɕʰil.ma (dbʲug)</text:p>
          </table:table-cell>
          <table:table-cell table:style-name="ce4"/>
          <table:table-cell table:style-name="ce2" table:number-columns-repeated="2"/>
          <table:table-cell table:style-name="ce7" office:value-type="string">
            <text:p>kʰæːli¹ pʰẽː²</text:p>
          </table:table-cell>
          <table:table-cell table:style-name="ce4"/>
          <table:table-cell table:style-name="ce2"/>
          <table:table-cell table:style-name="ce18" table:number-columns-repeated="1016"/>
        </table:table-row>
        <table:table-row table:style-name="ro4">
          <table:table-cell office:value-type="string">
            <text:p>to stand</text:p>
          </table:table-cell>
          <table:table-cell office:value-type="string">
            <text:p>laŋ</text:p>
          </table:table-cell>
          <table:table-cell office:value-type="string">
            <text:p>laŋs</text:p>
          </table:table-cell>
          <table:table-cell office:value-type="string">
            <text:p>laŋ </text:p>
          </table:table-cell>
          <table:table-cell office:value-type="string">
            <text:p>loŋs</text:p>
          </table:table-cell>
          <table:table-cell office:value-type="string">
            <text:p>lɑː²</text:p>
          </table:table-cell>
          <table:table-cell table:style-name="ce8"/>
          <table:table-cell table:style-name="ce8" office:value-type="string">
            <text:p><text:s/>luː²</text:p>
          </table:table-cell>
          <table:table-cell table:number-columns-repeated="1016"/>
        </table:table-row>
        <table:table-row table:style-name="ro4">
          <table:table-cell office:value-type="string">
            <text:p>to steal</text:p>
          </table:table-cell>
          <table:table-cell office:value-type="string">
            <text:p>rku</text:p>
          </table:table-cell>
          <table:table-cell office:value-type="string">
            <text:p>brkus</text:p>
          </table:table-cell>
          <table:table-cell office:value-type="string">
            <text:p>brku</text:p>
          </table:table-cell>
          <table:table-cell office:value-type="string">
            <text:p>rkus</text:p>
          </table:table-cell>
          <table:table-cell office:value-type="string">
            <text:p>kə¹</text:p>
          </table:table-cell>
          <table:table-cell table:style-name="ce8" office:value-type="string">
            <text:p><text:s/>kiː¹</text:p>
          </table:table-cell>
          <table:table-cell table:style-name="ce16"/>
          <table:table-cell table:number-columns-repeated="1016"/>
        </table:table-row>
        <table:table-row table:style-name="ro4">
          <table:table-cell office:value-type="string">
            <text:p>to think (reflect)</text:p>
          </table:table-cell>
          <table:table-cell office:value-type="string">
            <text:p>sems</text:p>
          </table:table-cell>
          <table:table-cell office:value-type="string">
            <text:p>bsams</text:p>
          </table:table-cell>
          <table:table-cell office:value-type="string">
            <text:p>bsam </text:p>
          </table:table-cell>
          <table:table-cell office:value-type="string">
            <text:p>soms</text:p>
          </table:table-cell>
          <table:table-cell table:style-name="ce11" office:value-type="string">
            <text:p>sãː¹</text:p>
          </table:table-cell>
          <table:table-cell table:style-name="ce8" office:value-type="string">
            <text:p>sãː¹</text:p>
          </table:table-cell>
          <table:table-cell table:style-name="ce17"/>
          <table:table-cell table:number-columns-repeated="1016"/>
        </table:table-row>
        <table:table-row table:style-name="ro4">
          <table:table-cell office:value-type="string">
            <text:p>to throw</text:p>
          </table:table-cell>
          <table:table-cell office:value-type="string">
            <text:p>dbʲug</text:p>
          </table:table-cell>
          <table:table-cell table:style-name="ce1" office:value-type="string">
            <text:p>dbʲugs</text:p>
          </table:table-cell>
          <table:table-cell table:number-columns-repeated="2"/>
          <table:table-cell office:value-type="string">
            <text:p>jʉ¹</text:p>
          </table:table-cell>
          <table:table-cell table:style-name="ce14"/>
          <table:table-cell table:style-name="ce16"/>
          <table:table-cell table:number-columns-repeated="1016"/>
        </table:table-row>
        <table:table-row table:style-name="ro5">
          <table:table-cell office:value-type="string">
            <text:p>to vomit</text:p>
          </table:table-cell>
          <table:table-cell office:value-type="string">
            <text:p>skʲug</text:p>
          </table:table-cell>
          <table:table-cell office:value-type="string">
            <text:p>bskʲugs</text:p>
          </table:table-cell>
          <table:table-cell table:style-name="ce3" office:value-type="string">
            <text:p>bskʲug</text:p>
          </table:table-cell>
          <table:table-cell office:value-type="string">
            <text:p>skʲugs</text:p>
          </table:table-cell>
          <table:table-cell table:style-name="ce13" office:value-type="string">
            <text:p>ɕʉ¹dʑɑ¹ pʰẽː²</text:p>
          </table:table-cell>
          <table:table-cell table:number-columns-repeated="1018"/>
        </table:table-row>
        <table:table-row table:style-name="ro1">
          <table:table-cell office:value-type="string">
            <text:p>to walk</text:p>
          </table:table-cell>
          <table:table-cell office:value-type="string">
            <text:p>ɴgro</text:p>
          </table:table-cell>
          <table:table-cell table:number-columns-repeated="3"/>
          <table:table-cell table:style-name="ce2" office:value-type="string">
            <text:p>pʰebs</text:p>
          </table:table-cell>
          <table:table-cell table:number-columns-repeated="1018"/>
        </table:table-row>
        <table:table-row table:style-name="ro4">
          <table:table-cell office:value-type="string">
            <text:p>to wipe</text:p>
          </table:table-cell>
          <table:table-cell table:style-name="ce3" office:value-type="string">
            <text:p>ɴbʲid</text:p>
          </table:table-cell>
          <table:table-cell office:value-type="string">
            <text:p>pʰjis</text:p>
          </table:table-cell>
          <table:table-cell table:style-name="ce3" office:value-type="string">
            <text:p>dbʲi</text:p>
          </table:table-cell>
          <table:table-cell office:value-type="string">
            <text:p>pʰjis</text:p>
          </table:table-cell>
          <table:table-cell office:value-type="string">
            <text:p>ɕʰə¹</text:p>
          </table:table-cell>
          <table:table-cell table:style-name="ce8" office:value-type="string">
            <text:p><text:s/>ɕʰiː¹</text:p>
          </table:table-cell>
          <table:table-cell table:style-name="ce16"/>
          <table:table-cell table:number-columns-repeated="1016"/>
        </table:table-row>
        <table:table-row table:style-name="ro1" table:number-rows-repeated="2">
          <table:table-cell/>
          <table:table-cell table:style-name="ce3"/>
          <table:table-cell/>
          <table:table-cell table:style-name="ce3"/>
          <table:table-cell/>
          <table:table-cell table:style-name="ce1"/>
          <table:table-cell table:number-columns-repeated="1018"/>
        </table:table-row>
        <table:table-row table:style-name="ro1" table:number-rows-repeated="9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1"/>
          <table:table-cell table:number-columns-repeated="1018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Excel_BuiltIn_Print_Titles_1" table:base-cell-address="$Feuille1.$A$1" table:cell-range-address="$Feuille1.$A$1:.$AMJ$1" table:range-usable-as="repeat-column repeat-row"/>
        <table:named-range table:name="Excel_BuiltIn_Print_Area_1" table:base-cell-address="$Feuille1.$A$1" table:cell-range-address="$Feuille1.$A$1:.$D$655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Cambria" svg:font-family="Cambria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number:text>￥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number:min-integer-digits="1" number:grouping="true"/>
    </number:number-style>
    <number:number-style style:name="N124">
      <style:text-properties fo:color="#ff0000"/>
      <number:text>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￥</number:text>
      <number:number number:decimal-places="2" number:min-integer-digits="1" number:grouping="true"/>
    </number:number-style>
    <number:number-style style:name="N125">
      <number:text>￥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style:text-properties fo:color="#ff0000"/>
      <number:text>￥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￥</number:text>
      <number:number number:decimal-places="0" number:min-integer-digits="1" number:grouping="true"/>
      <number:text> </number:text>
    </number:number-style>
    <number:number-style style:name="N127P1" style:volatile="true">
      <number:text> ￥-</number:text>
      <number:number number:decimal-places="0" number:min-integer-digits="1" number:grouping="true"/>
      <number:text> </number:text>
    </number:number-style>
    <number:number-style style:name="N127P2" style:volatile="true">
      <number:text> ￥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￥</number:text>
      <number:number number:decimal-places="2" number:min-integer-digits="1" number:grouping="true"/>
      <number:text> </number:text>
    </number:number-style>
    <number:number-style style:name="N129P1" style:volatile="true">
      <number:text> ￥-</number:text>
      <number:number number:decimal-places="2" number:min-integer-digits="1" number:grouping="true"/>
      <number:text> </number:text>
    </number:number-style>
    <number:number-style style:name="N129P2" style:volatile="true">
      <number:text> ￥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0" style:diagonal-bl-tr="none" style:diagonal-tl-br="none" fo:border="0.035cm solid #c0c0c0"/>
    </style:style>
    <style:style style:name="Entrée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" style:display-name="常规_Sheet1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" style:display-name="常规_新发现语言调查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" style:display-name="常规_新发现语言调查表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" style:display-name="常规_新发现语言调查表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" style:display-name="常规_新发现语言调查表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" style:display-name="常规_新发现语言调查表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" style:display-name="20 % - Accent1 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" style:display-name="常规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" style:display-name="常规_Sheet1_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" style:display-name="常规_新发现语言调查表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" style:display-name="常规_新发现语言调查表_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" style:display-name="常规_新发现语言调查表_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" style:display-name="常规_新发现语言调查表_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" style:display-name="常规_新发现语言调查表_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" style:display-name="常规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" style:display-name="常规_Sheet1_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" style:display-name="常规_新发现语言调查表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" style:display-name="常规_新发现语言调查表_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" style:display-name="常规_新发现语言调查表_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" style:display-name="常规_新发现语言调查表_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" style:display-name="常规_新发现语言调查表_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" style:display-name="20 % - Accent1 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" style:display-name="2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" style:display-name="20 % - Accent3 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" style:display-name="20 % - Accent4 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" style:display-name="20 % - Accent5 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" style:display-name="20 % - Accent6 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" style:display-name="40 % - Accent1 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" style:display-name="4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" style:display-name="40 % - Accent3 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" style:display-name="40 % - Accent4 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" style:display-name="40 % - Accent5 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" style:display-name="40 % - Accent6 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" style:display-name="60 % - Accent1 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" style:display-name="60 % - Accent2 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" style:display-name="60 % - Accent3 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" style:display-name="60 % - Accent4 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" style:display-name="60 % - Accent5 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" style:display-name="60 % - Accent6 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" style:display-name="Avertissemen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" style:display-name="Calcul 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" style:display-name="Cellule liée 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" style:display-name="Commentaire 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" style:display-name="Entrée 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" style:display-name="Insatisfaisant 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" style:display-name="Neutre 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" style:display-name="Satisfaisant 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" style:display-name="Sortie 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" style:display-name="Texte explicatif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" style:display-name="Titre 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" style:display-name="Titre 1 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" style:display-name="Titre 2 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" style:display-name="Titre 3 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" style:display-name="Titre 4 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" style:display-name="Vérification 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" style:display-name="常规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" style:display-name="常规_Sheet1_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" style:display-name="常规_新发现语言调查表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" style:display-name="常规_新发现语言调查表_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" style:display-name="常规_新发现语言调查表_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" style:display-name="常规_新发现语言调查表_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" style:display-name="常规_新发现语言调查表_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" style:display-name="20 % - Accent1 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" style:display-name="2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" style:display-name="20 % - Accent3 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" style:display-name="20 % - Accent4 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" style:display-name="20 % - Accent5 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" style:display-name="20 % - Accent6 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" style:display-name="40 % - Accent1 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" style:display-name="4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" style:display-name="40 % - Accent3 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" style:display-name="40 % - Accent4 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" style:display-name="40 % - Accent5 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" style:display-name="40 % - Accent6 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" style:display-name="60 % - Accent1 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" style:display-name="60 % - Accent2 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" style:display-name="60 % - Accent3 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" style:display-name="60 % - Accent4 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" style:display-name="60 % - Accent5 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" style:display-name="60 % - Accent6 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" style:display-name="Avertissemen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" style:display-name="Calcul 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" style:display-name="Cellule liée 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" style:display-name="Commentaire 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" style:display-name="Entrée 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" style:display-name="Insatisfaisant 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" style:display-name="Neutre 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" style:display-name="Satisfaisant 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" style:display-name="Sortie 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" style:display-name="Texte explicatif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5" style:display-name="Titre 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" style:display-name="Titre 1 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" style:display-name="Titre 2 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" style:display-name="Titre 3 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" style:display-name="Titre 4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" style:display-name="Vérification 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" style:display-name="常规_Sheet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" style:display-name="常规_Sheet1_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" style:display-name="常规_新发现语言调查表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" style:display-name="常规_新发现语言调查表_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" style:display-name="常规_新发现语言调查表_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" style:display-name="常规_新发现语言调查表_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" style:display-name="常规_新发现语言调查表_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5" style:display-name="20 % - Accent1 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5" style:display-name="2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5" style:display-name="20 % - Accent3 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5" style:display-name="20 % - Accent4 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5" style:display-name="20 % - Accent5 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5" style:display-name="20 % - Accent6 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5" style:display-name="40 % - Accent1 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5" style:display-name="4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5" style:display-name="40 % - Accent3 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5" style:display-name="40 % - Accent4 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5" style:display-name="40 % - Accent5 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5" style:display-name="40 % - Accent6 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5" style:display-name="60 % - Accent1 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5" style:display-name="60 % - Accent2 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5" style:display-name="60 % - Accent3 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5" style:display-name="60 % - Accent4 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5" style:display-name="60 % - Accent5 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5" style:display-name="60 % - Accent6 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5" style:display-name="Avertissemen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5" style:display-name="Calcul 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5" style:display-name="Cellule liée 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5" style:display-name="Commentaire 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5" style:display-name="Entrée 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5" style:display-name="Insatisfaisant 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5" style:display-name="Neutre 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5" style:display-name="Satisfaisant 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5" style:display-name="Sortie 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5" style:display-name="Texte explicatif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6" style:display-name="Titre 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5" style:display-name="Titre 1 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5" style:display-name="Titre 2 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5" style:display-name="Titre 3 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5" style:display-name="Titre 4 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5" style:display-name="Vérification 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5" style:display-name="常规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5" style:display-name="常规_Sheet1_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5" style:display-name="常规_新发现语言调查表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5" style:display-name="常规_新发现语言调查表_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5" style:display-name="常规_新发现语言调查表_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5" style:display-name="常规_新发现语言调查表_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5" style:display-name="常规_新发现语言调查表_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6" style:display-name="20 % - Accent1 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6" style:display-name="2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6" style:display-name="20 % - Accent3 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6" style:display-name="20 % - Accent4 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6" style:display-name="20 % - Accent5 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6" style:display-name="20 % - Accent6 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6" style:display-name="40 % - Accent1 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6" style:display-name="4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6" style:display-name="40 % - Accent3 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6" style:display-name="40 % - Accent4 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6" style:display-name="40 % - Accent5 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6" style:display-name="40 % - Accent6 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6" style:display-name="60 % - Accent1 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6" style:display-name="60 % - Accent2 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6" style:display-name="60 % - Accent3 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6" style:display-name="60 % - Accent4 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6" style:display-name="60 % - Accent5 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6" style:display-name="60 % - Accent6 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6" style:display-name="Avertissemen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6" style:display-name="Calcul 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6" style:display-name="Cellule liée 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6" style:display-name="Commentaire 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6" style:display-name="Entrée 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6" style:display-name="Insatisfaisant 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6" style:display-name="Neutre 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6" style:display-name="Satisfaisant 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6" style:display-name="Sortie 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6" style:display-name="Texte explicatif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7" style:display-name="Titre 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6" style:display-name="Titre 1 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6" style:display-name="Titre 2 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6" style:display-name="Titre 3 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6" style:display-name="Titre 4 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6" style:display-name="Vérification 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6" style:display-name="常规_Sheet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6" style:display-name="常规_Sheet1_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6" style:display-name="常规_新发现语言调查表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6" style:display-name="常规_新发现语言调查表_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6" style:display-name="常规_新发现语言调查表_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6" style:display-name="常规_新发现语言调查表_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6" style:display-name="常规_新发现语言调查表_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7" style:display-name="20 % - Accent1 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7" style:display-name="2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7" style:display-name="20 % - Accent3 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7" style:display-name="20 % - Accent4 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7" style:display-name="20 % - Accent5 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7" style:display-name="20 % - Accent6 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7" style:display-name="40 % - Accent1 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7" style:display-name="4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7" style:display-name="40 % - Accent3 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7" style:display-name="40 % - Accent4 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7" style:display-name="40 % - Accent5 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7" style:display-name="40 % - Accent6 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7" style:display-name="60 % - Accent1 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7" style:display-name="60 % - Accent2 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7" style:display-name="60 % - Accent3 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7" style:display-name="60 % - Accent4 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7" style:display-name="60 % - Accent5 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7" style:display-name="60 % - Accent6 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7" style:display-name="Avertissemen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7" style:display-name="Calcul 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7" style:display-name="Cellule liée 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7" style:display-name="Commentaire 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7" style:display-name="Entrée 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7" style:display-name="Insatisfaisant 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7" style:display-name="Neutre 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7" style:display-name="Satisfaisant 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7" style:display-name="Sortie 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7" style:display-name="Texte explicatif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8" style:display-name="Titre 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7" style:display-name="Titre 1 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7" style:display-name="Titre 2 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7" style:display-name="Titre 3 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7" style:display-name="Titre 4 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7" style:display-name="Vérification 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7" style:display-name="常规_Sheet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7" style:display-name="常规_Sheet1_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7" style:display-name="常规_新发现语言调查表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7" style:display-name="常规_新发现语言调查表_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7" style:display-name="常规_新发现语言调查表_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7" style:display-name="常规_新发现语言调查表_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7" style:display-name="常规_新发现语言调查表_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8" style:display-name="20 % - Accent1 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8" style:display-name="2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8" style:display-name="20 % - Accent3 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8" style:display-name="20 % - Accent4 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8" style:display-name="20 % - Accent5 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8" style:display-name="20 % - Accent6 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8" style:display-name="40 % - Accent1 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8" style:display-name="4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8" style:display-name="40 % - Accent3 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8" style:display-name="40 % - Accent4 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8" style:display-name="40 % - Accent5 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8" style:display-name="40 % - Accent6 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8" style:display-name="60 % - Accent1 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8" style:display-name="60 % - Accent2 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8" style:display-name="60 % - Accent3 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8" style:display-name="60 % - Accent4 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8" style:display-name="60 % - Accent5 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8" style:display-name="60 % - Accent6 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8" style:display-name="Avertissemen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8" style:display-name="Calcul 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8" style:display-name="Cellule liée 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8" style:display-name="Commentaire 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8" style:display-name="Entrée 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8" style:display-name="Insatisfaisant 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8" style:display-name="Neutre 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8" style:display-name="Satisfaisant 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8" style:display-name="Sortie 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8" style:display-name="Texte explicatif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9" style:display-name="Titre 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8" style:display-name="Titre 1 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8" style:display-name="Titre 2 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8" style:display-name="Titre 3 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8" style:display-name="Titre 4 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8" style:display-name="Vérification 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8" style:display-name="常规_Sheet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8" style:display-name="常规_Sheet1_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8" style:display-name="常规_新发现语言调查表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8" style:display-name="常规_新发现语言调查表_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8" style:display-name="常规_新发现语言调查表_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8" style:display-name="常规_新发现语言调查表_3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8" style:display-name="常规_新发现语言调查表_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9" style:display-name="20 % - Accent1 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9" style:display-name="20 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9" style:display-name="20 % - Accent3 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9" style:display-name="20 % - Accent4 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9" style:display-name="20 % - Accent5 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9" style:display-name="20 % - Accent6 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9" style:display-name="40 % - Accent1 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9" style:display-name="40 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9" style:display-name="40 % - Accent3 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9" style:display-name="40 % - Accent4 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9" style:display-name="40 % - Accent5 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9" style:display-name="40 % - Accent6 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9" style:display-name="60 % - Accent1 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9" style:display-name="60 % - Accent2 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9" style:display-name="60 % - Accent3 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9" style:display-name="60 % - Accent4 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9" style:display-name="60 % - Accent5 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9" style:display-name="60 % - Accent6 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9" style:display-name="Accent1 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9" style:display-name="Accent2 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9" style:display-name="Accent3 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9" style:display-name="Accent4 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9" style:display-name="Accent5 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9" style:display-name="Accent6 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9" style:display-name="Avertissement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9" style:display-name="Calcul 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9" style:display-name="Cellule liée 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9" style:display-name="Commentaire 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9" style:display-name="Entrée 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9" style:display-name="Insatisfaisant 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9" style:display-name="Neutre 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9" style:display-name="Satisfaisant 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9" style:display-name="Sortie 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9" style:display-name="Texte explicatif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0" style:display-name="Titre 1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9" style:display-name="Titre 1 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9" style:display-name="Titre 2 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9" style:display-name="Titre 3 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9" style:display-name="Titre 4 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" style:display-name="Total 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9" style:display-name="Vérification 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9" style:display-name="常规_Sheet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9" style:display-name="常规_Sheet1_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9" style:display-name="常规_新发现语言调查表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9" style:display-name="常规_新发现语言调查表_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9" style:display-name="常规_新发现语言调查表_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9" style:display-name="常规_新发现语言调查表_3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9" style:display-name="常规_新发现语言调查表_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0" style:display-name="20 % - Accent1 1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0" style:display-name="20 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0" style:display-name="20 % - Accent3 1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0" style:display-name="20 % - Accent4 1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0" style:display-name="20 % - Accent5 1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0" style:display-name="20 % - Accent6 1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0" style:display-name="40 % - Accent1 1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0" style:display-name="40 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0" style:display-name="40 % - Accent3 1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0" style:display-name="40 % - Accent4 1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0" style:display-name="40 % - Accent5 1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0" style:display-name="40 % - Accent6 1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0" style:display-name="60 % - Accent1 1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0" style:display-name="60 % - Accent2 1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0" style:display-name="60 % - Accent3 1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0" style:display-name="60 % - Accent4 1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0" style:display-name="60 % - Accent5 1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0" style:display-name="60 % - Accent6 1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0" style:display-name="Accent1 1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0" style:display-name="Accent2 1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0" style:display-name="Accent3 1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0" style:display-name="Accent4 1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0" style:display-name="Accent5 1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0" style:display-name="Accent6 1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0" style:display-name="Avertissement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0" style:display-name="Calcul 1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0" style:display-name="Cellule liée 1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0" style:display-name="Commentaire 1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0" style:display-name="Entrée 1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0" style:display-name="Insatisfaisant 1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0" style:display-name="Neutre 1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0" style:display-name="Satisfaisant 1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0" style:display-name="Sortie 1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0" style:display-name="Texte explicatif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1" style:display-name="Titre 1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0" style:display-name="Titre 1 1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0" style:display-name="Titre 2 1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0" style:display-name="Titre 3 1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0" style:display-name="Titre 4 1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0" style:display-name="Total 1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0" style:display-name="Vérification 1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0" style:display-name="常规_Sheet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0" style:display-name="常规_Sheet1_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0" style:display-name="常规_新发现语言调查表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0" style:display-name="常规_新发现语言调查表_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0" style:display-name="常规_新发现语言调查表_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0" style:display-name="常规_新发现语言调查表_3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0" style:display-name="常规_新发现语言调查表_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1" style:display-name="20 % - Accent1 1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1" style:display-name="20 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1" style:display-name="20 % - Accent3 1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1" style:display-name="20 % - Accent4 1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1" style:display-name="20 % - Accent5 1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1" style:display-name="20 % - Accent6 1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1" style:display-name="40 % - Accent1 1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1" style:display-name="40 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1" style:display-name="40 % - Accent3 1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1" style:display-name="40 % - Accent4 1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1" style:display-name="40 % - Accent5 1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1" style:display-name="40 % - Accent6 1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1" style:display-name="60 % - Accent1 1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1" style:display-name="60 % - Accent2 1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1" style:display-name="60 % - Accent3 1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1" style:display-name="60 % - Accent4 1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1" style:display-name="60 % - Accent5 1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1" style:display-name="60 % - Accent6 1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1" style:display-name="Accent1 1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1" style:display-name="Accent2 1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1" style:display-name="Accent3 1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1" style:display-name="Accent4 1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1" style:display-name="Accent5 1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1" style:display-name="Accent6 1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1" style:display-name="Avertissement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1" style:display-name="Calcul 1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1" style:display-name="Cellule liée 1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1" style:display-name="Commentaire 1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1" style:display-name="Entrée 1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1" style:display-name="Insatisfaisant 1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1" style:display-name="Neutre 1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1" style:display-name="Satisfaisant 1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1" style:display-name="Sortie 1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1" style:display-name="Texte explicatif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2" style:display-name="Titre 1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1" style:display-name="Titre 1 1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1" style:display-name="Titre 2 1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1" style:display-name="Titre 3 1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1" style:display-name="Titre 4 1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1" style:display-name="Total 1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1" style:display-name="Vérification 1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1" style:display-name="常规_Sheet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1" style:display-name="常规_Sheet1_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1" style:display-name="常规_新发现语言调查表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1" style:display-name="常规_新发现语言调查表_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1" style:display-name="常规_新发现语言调查表_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1" style:display-name="常规_新发现语言调查表_3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1" style:display-name="常规_新发现语言调查表_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2" style:display-name="20 % - Accent1 1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2" style:display-name="20 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2" style:display-name="20 % - Accent3 1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2" style:display-name="20 % - Accent4 1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2" style:display-name="20 % - Accent5 1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2" style:display-name="20 % - Accent6 1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2" style:display-name="40 % - Accent1 1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2" style:display-name="40 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2" style:display-name="40 % - Accent3 1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2" style:display-name="40 % - Accent4 1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2" style:display-name="40 % - Accent5 1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2" style:display-name="40 % - Accent6 1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2" style:display-name="60 % - Accent1 1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2" style:display-name="60 % - Accent2 1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2" style:display-name="60 % - Accent3 1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2" style:display-name="60 % - Accent4 1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2" style:display-name="60 % - Accent5 1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2" style:display-name="60 % - Accent6 1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2" style:display-name="Accent1 1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2" style:display-name="Accent2 1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2" style:display-name="Accent3 1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2" style:display-name="Accent4 1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2" style:display-name="Accent5 1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2" style:display-name="Accent6 1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2" style:display-name="Avertissement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2" style:display-name="Calcul 1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2" style:display-name="Cellule liée 1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2" style:display-name="Commentaire 1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2" style:display-name="Entrée 1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2" style:display-name="Insatisfaisant 1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2" style:display-name="Neutre 1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2" style:display-name="Satisfaisant 1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2" style:display-name="Sortie 1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2" style:display-name="Texte explicatif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3" style:display-name="Titre 1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2" style:display-name="Titre 1 1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2" style:display-name="Titre 2 1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2" style:display-name="Titre 3 1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2" style:display-name="Titre 4 1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2" style:display-name="Total 1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2" style:display-name="Vérification 1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2" style:display-name="常规_Sheet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2" style:display-name="常规_Sheet1_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2" style:display-name="常规_新发现语言调查表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2" style:display-name="常规_新发现语言调查表_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2" style:display-name="常规_新发现语言调查表_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2" style:display-name="常规_新发现语言调查表_3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2" style:display-name="常规_新发现语言调查表_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3" style:display-name="20 % - Accent1 1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3" style:display-name="20 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3" style:display-name="20 % - Accent3 1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3" style:display-name="20 % - Accent4 1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3" style:display-name="20 % - Accent5 1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3" style:display-name="20 % - Accent6 1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3" style:display-name="40 % - Accent1 1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3" style:display-name="40 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3" style:display-name="40 % - Accent3 1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3" style:display-name="40 % - Accent4 1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3" style:display-name="40 % - Accent5 1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3" style:display-name="40 % - Accent6 1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3" style:display-name="60 % - Accent1 1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3" style:display-name="60 % - Accent2 1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3" style:display-name="60 % - Accent3 1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3" style:display-name="60 % - Accent4 1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3" style:display-name="60 % - Accent5 1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3" style:display-name="60 % - Accent6 1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3" style:display-name="Accent1 1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3" style:display-name="Accent2 1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3" style:display-name="Accent3 1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3" style:display-name="Accent4 1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3" style:display-name="Accent5 1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3" style:display-name="Accent6 1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3" style:display-name="Avertissement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3" style:display-name="Calcul 1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3" style:display-name="Cellule liée 1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3" style:display-name="Commentaire 1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3" style:display-name="Entrée 1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3" style:display-name="Insatisfaisant 1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3" style:display-name="Neutre 1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3" style:display-name="Satisfaisant 1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3" style:display-name="Sortie 1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3" style:display-name="Texte explicatif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4" style:display-name="Titre 1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3" style:display-name="Titre 1 1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3" style:display-name="Titre 2 1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3" style:display-name="Titre 3 1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3" style:display-name="Titre 4 1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3" style:display-name="Total 1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3" style:display-name="Vérification 1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3" style:display-name="常规_Sheet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3" style:display-name="常规_Sheet1_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3" style:display-name="常规_新发现语言调查表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3" style:display-name="常规_新发现语言调查表_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3" style:display-name="常规_新发现语言调查表_2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3" style:display-name="常规_新发现语言调查表_3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3" style:display-name="常规_新发现语言调查表_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4" style:display-name="20 % - Accent1 1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4" style:display-name="20 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4" style:display-name="20 % - Accent3 1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4" style:display-name="20 % - Accent4 1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4" style:display-name="20 % - Accent5 1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4" style:display-name="20 % - Accent6 1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4" style:display-name="40 % - Accent1 1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4" style:display-name="40 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4" style:display-name="40 % - Accent3 1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4" style:display-name="40 % - Accent4 1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4" style:display-name="40 % - Accent5 1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4" style:display-name="40 % - Accent6 1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4" style:display-name="60 % - Accent1 1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4" style:display-name="60 % - Accent2 1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4" style:display-name="60 % - Accent3 1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4" style:display-name="60 % - Accent4 1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4" style:display-name="60 % - Accent5 1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4" style:display-name="60 % - Accent6 1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4" style:display-name="Accent1 1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4" style:display-name="Accent2 1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4" style:display-name="Accent3 1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4" style:display-name="Accent4 1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4" style:display-name="Accent5 1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4" style:display-name="Accent6 1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4" style:display-name="Avertissement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4" style:display-name="Calcul 1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4" style:display-name="Cellule liée 1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4" style:display-name="Commentaire 1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4" style:display-name="Entrée 1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4" style:display-name="Insatisfaisant 1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4" style:display-name="Neutre 1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4" style:display-name="Satisfaisant 1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4" style:display-name="Sortie 1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4" style:display-name="Texte explicatif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5" style:display-name="Titre 1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4" style:display-name="Titre 1 1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4" style:display-name="Titre 2 1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4" style:display-name="Titre 3 1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4" style:display-name="Titre 4 1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4" style:display-name="Total 1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4" style:display-name="Vérification 1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4" style:display-name="常规_Sheet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4" style:display-name="常规_Sheet1_4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4" style:display-name="常规_新发现语言调查表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4" style:display-name="常规_新发现语言调查表_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4" style:display-name="常规_新发现语言调查表_2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4" style:display-name="常规_新发现语言调查表_3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4" style:display-name="常规_新发现语言调查表_4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5" style:display-name="20 % - Accent1 1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5" style:display-name="20 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5" style:display-name="20 % - Accent3 1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5" style:display-name="20 % - Accent4 1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5" style:display-name="20 % - Accent5 1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5" style:display-name="20 % - Accent6 1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5" style:display-name="40 % - Accent1 1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5" style:display-name="40 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5" style:display-name="40 % - Accent3 1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5" style:display-name="40 % - Accent4 1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5" style:display-name="40 % - Accent5 1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5" style:display-name="40 % - Accent6 1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5" style:display-name="60 % - Accent1 1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5" style:display-name="60 % - Accent2 1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5" style:display-name="60 % - Accent3 1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5" style:display-name="60 % - Accent4 1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5" style:display-name="60 % - Accent5 1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5" style:display-name="60 % - Accent6 1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5" style:display-name="Accent1 1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5" style:display-name="Accent2 1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5" style:display-name="Accent3 1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5" style:display-name="Accent4 1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5" style:display-name="Accent5 1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5" style:display-name="Accent6 1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5" style:display-name="Avertissement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5" style:display-name="Calcul 1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5" style:display-name="Cellule liée 1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5" style:display-name="Commentaire 1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5" style:display-name="Entrée 1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5" style:display-name="Insatisfaisant 1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5" style:display-name="Neutre 1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5" style:display-name="Satisfaisant 1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5" style:display-name="Sortie 1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5" style:display-name="Texte explicatif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6" style:display-name="Titre 1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5" style:display-name="Titre 1 1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5" style:display-name="Titre 2 1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5" style:display-name="Titre 3 1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5" style:display-name="Titre 4 1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5" style:display-name="Total 1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5" style:display-name="Vérification 1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5" style:display-name="常规_Sheet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5" style:display-name="常规_Sheet1_4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5" style:display-name="常规_新发现语言调查表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5" style:display-name="常规_新发现语言调查表_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5" style:display-name="常规_新发现语言调查表_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5" style:display-name="常规_新发现语言调查表_3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5" style:display-name="常规_新发现语言调查表_4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6" style:display-name="20 % - Accent1 1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6" style:display-name="20 % - Accent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6" style:display-name="20 % - Accent3 1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6" style:display-name="20 % - Accent4 1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6" style:display-name="20 % - Accent5 1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6" style:display-name="20 % - Accent6 1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6" style:display-name="40 % - Accent1 1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6" style:display-name="40 % - Accent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6" style:display-name="40 % - Accent3 1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6" style:display-name="40 % - Accent4 1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6" style:display-name="40 % - Accent5 1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6" style:display-name="40 % - Accent6 1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6" style:display-name="60 % - Accent1 1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6" style:display-name="60 % - Accent2 1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6" style:display-name="60 % - Accent3 1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6" style:display-name="60 % - Accent4 1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6" style:display-name="60 % - Accent5 1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6" style:display-name="60 % - Accent6 1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6" style:display-name="Accent1 1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6" style:display-name="Accent2 1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6" style:display-name="Accent3 1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6" style:display-name="Accent4 1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6" style:display-name="Accent5 1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6" style:display-name="Accent6 1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6" style:display-name="Avertissement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6" style:display-name="Calcul 1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6" style:display-name="Cellule liée 1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6" style:display-name="Commentaire 1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6" style:display-name="Entrée 1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6" style:display-name="Insatisfaisant 1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6" style:display-name="Neutre 1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6" style:display-name="Satisfaisant 1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6" style:display-name="Sortie 1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6" style:display-name="Texte explicatif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7" style:display-name="Titre 1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6" style:display-name="Titre 1 1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6" style:display-name="Titre 2 1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6" style:display-name="Titre 3 1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6" style:display-name="Titre 4 1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6" style:display-name="Total 1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6" style:display-name="Vérification 1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6" style:display-name="常规_Sheet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6" style:display-name="常规_Sheet1_4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6" style:display-name="常规_新发现语言调查表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6" style:display-name="常规_新发现语言调查表_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6" style:display-name="常规_新发现语言调查表_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6" style:display-name="常规_新发现语言调查表_3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6" style:display-name="常规_新发现语言调查表_4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7" style:display-name="20 % - Accent1 1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7" style:display-name="20 % - Accent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7" style:display-name="20 % - Accent3 1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7" style:display-name="20 % - Accent4 1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7" style:display-name="20 % - Accent5 1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7" style:display-name="20 % - Accent6 1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7" style:display-name="40 % - Accent1 1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7" style:display-name="40 % - Accent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7" style:display-name="40 % - Accent3 1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7" style:display-name="40 % - Accent4 1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7" style:display-name="40 % - Accent5 1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7" style:display-name="40 % - Accent6 1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7" style:display-name="60 % - Accent1 1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7" style:display-name="60 % - Accent2 1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7" style:display-name="60 % - Accent3 1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7" style:display-name="60 % - Accent4 1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7" style:display-name="60 % - Accent5 1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7" style:display-name="60 % - Accent6 1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7" style:display-name="Accent1 1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7" style:display-name="Accent2 1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7" style:display-name="Accent3 1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7" style:display-name="Accent4 1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7" style:display-name="Accent5 1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7" style:display-name="Accent6 1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7" style:display-name="Avertissement 1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7" style:display-name="Calcul 1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7" style:display-name="Cellule liée 1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7" style:display-name="Commentaire 1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7" style:display-name="Entrée 1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7" style:display-name="Insatisfaisant 1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7" style:display-name="Neutre 1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7" style:display-name="Satisfaisant 1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7" style:display-name="Sortie 1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7" style:display-name="Texte explicatif 1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8" style:display-name="Titre 1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7" style:display-name="Titre 1 1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7" style:display-name="Titre 2 1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7" style:display-name="Titre 3 1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7" style:display-name="Titre 4 1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7" style:display-name="Total 1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7" style:display-name="Vérification 1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7" style:display-name="常规_Sheet1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7" style:display-name="常规_Sheet1_4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7" style:display-name="常规_新发现语言调查表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7" style:display-name="常规_新发现语言调查表_1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7" style:display-name="常规_新发现语言调查表_2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7" style:display-name="常规_新发现语言调查表_3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7" style:display-name="常规_新发现语言调查表_4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8" style:display-name="20 % - Accent1 1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8" style:display-name="20 % - Accent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8" style:display-name="20 % - Accent3 1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8" style:display-name="20 % - Accent4 1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8" style:display-name="20 % - Accent5 1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8" style:display-name="20 % - Accent6 1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8" style:display-name="40 % - Accent1 1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8" style:display-name="40 % - Accent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8" style:display-name="40 % - Accent3 1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8" style:display-name="40 % - Accent4 1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8" style:display-name="40 % - Accent5 1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8" style:display-name="40 % - Accent6 1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8" style:display-name="60 % - Accent1 1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8" style:display-name="60 % - Accent2 1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8" style:display-name="60 % - Accent3 1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8" style:display-name="60 % - Accent4 1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8" style:display-name="60 % - Accent5 1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8" style:display-name="60 % - Accent6 1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8" style:display-name="Accent1 1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8" style:display-name="Accent2 1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8" style:display-name="Accent3 1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8" style:display-name="Accent4 1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8" style:display-name="Accent5 1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8" style:display-name="Accent6 1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8" style:display-name="Avertissement 1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8" style:display-name="Calcul 1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8" style:display-name="Cellule liée 1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8" style:display-name="Commentaire 1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8" style:display-name="Entrée 1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8" style:display-name="Insatisfaisant 1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8" style:display-name="Neutre 1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8" style:display-name="Satisfaisant 1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8" style:display-name="Sortie 1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8" style:display-name="Texte explicatif 1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9" style:display-name="Titre 1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8" style:display-name="Titre 1 1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8" style:display-name="Titre 2 1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8" style:display-name="Titre 3 1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8" style:display-name="Titre 4 1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8" style:display-name="Total 1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8" style:display-name="Vérification 1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8" style:display-name="常规_Sheet1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8" style:display-name="常规_Sheet1_4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8" style:display-name="常规_新发现语言调查表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8" style:display-name="常规_新发现语言调查表_1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8" style:display-name="常规_新发现语言调查表_2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8" style:display-name="常规_新发现语言调查表_3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8" style:display-name="常规_新发现语言调查表_4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9" style:display-name="20 % - Accent1 1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9" style:display-name="20 % - Accent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9" style:display-name="20 % - Accent3 1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9" style:display-name="20 % - Accent4 1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9" style:display-name="20 % - Accent5 1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9" style:display-name="20 % - Accent6 1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9" style:display-name="40 % - Accent1 1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9" style:display-name="40 % - Accent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9" style:display-name="40 % - Accent3 1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9" style:display-name="40 % - Accent4 1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9" style:display-name="40 % - Accent5 1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9" style:display-name="40 % - Accent6 1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9" style:display-name="60 % - Accent1 1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9" style:display-name="60 % - Accent2 1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9" style:display-name="60 % - Accent3 1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9" style:display-name="60 % - Accent4 1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9" style:display-name="60 % - Accent5 1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9" style:display-name="60 % - Accent6 1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9" style:display-name="Accent1 1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9" style:display-name="Accent2 1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9" style:display-name="Accent3 1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9" style:display-name="Accent4 1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9" style:display-name="Accent5 1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9" style:display-name="Accent6 1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9" style:display-name="Avertissement 1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9" style:display-name="Calcul 1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9" style:display-name="Cellule liée 1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9" style:display-name="Commentaire 1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9" style:display-name="Entrée 1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9" style:display-name="Insatisfaisant 1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9" style:display-name="Neutre 1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9" style:display-name="Satisfaisant 1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9" style:display-name="Sortie 1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9" style:display-name="Texte explicatif 1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0" style:display-name="Titre 2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9" style:display-name="Titre 1 1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9" style:display-name="Titre 2 1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9" style:display-name="Titre 3 1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9" style:display-name="Titre 4 1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9" style:display-name="Total 1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9" style:display-name="Vérification 1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9" style:display-name="常规_Sheet1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9" style:display-name="常规_Sheet1_4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9" style:display-name="常规_新发现语言调查表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9" style:display-name="常规_新发现语言调查表_1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9" style:display-name="常规_新发现语言调查表_2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9" style:display-name="常规_新发现语言调查表_3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9" style:display-name="常规_新发现语言调查表_4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0" style:display-name="20 % - Accent1 2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0" style:display-name="20 % - Accent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0" style:display-name="20 % - Accent3 2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0" style:display-name="20 % - Accent4 2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0" style:display-name="20 % - Accent5 2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0" style:display-name="20 % - Accent6 2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0" style:display-name="40 % - Accent1 2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0" style:display-name="40 % - Accent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0" style:display-name="40 % - Accent3 2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0" style:display-name="40 % - Accent4 2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0" style:display-name="40 % - Accent5 2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0" style:display-name="40 % - Accent6 2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0" style:display-name="60 % - Accent1 2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0" style:display-name="60 % - Accent2 2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0" style:display-name="60 % - Accent3 2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0" style:display-name="60 % - Accent4 2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0" style:display-name="60 % - Accent5 2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0" style:display-name="60 % - Accent6 2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0" style:display-name="Accent1 2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0" style:display-name="Accent2 2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0" style:display-name="Accent3 2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0" style:display-name="Accent4 2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0" style:display-name="Accent5 2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0" style:display-name="Accent6 2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0" style:display-name="Avertissement 2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0" style:display-name="Calcul 2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0" style:display-name="Cellule liée 2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0" style:display-name="Commentaire 2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0" style:display-name="Entrée 2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0" style:display-name="Insatisfaisant 2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0" style:display-name="Neutre 2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0" style:display-name="Satisfaisant 2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0" style:display-name="Sortie 2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0" style:display-name="Texte explicatif 2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1" style:display-name="Titre 2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0" style:display-name="Titre 1 2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0" style:display-name="Titre 2 2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0" style:display-name="Titre 3 2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0" style:display-name="Titre 4 2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0" style:display-name="Total 2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0" style:display-name="Vérification 2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0" style:display-name="常规_Sheet1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0" style:display-name="常规_Sheet1_4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0" style:display-name="常规_新发现语言调查表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0" style:display-name="常规_新发现语言调查表_1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0" style:display-name="常规_新发现语言调查表_2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0" style:display-name="常规_新发现语言调查表_3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0" style:display-name="常规_新发现语言调查表_4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1" style:display-name="20 % - Accent1 2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1" style:display-name="20 % - Accent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1" style:display-name="20 % - Accent3 2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1" style:display-name="20 % - Accent4 2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1" style:display-name="20 % - Accent5 2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1" style:display-name="20 % - Accent6 2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1" style:display-name="40 % - Accent1 2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1" style:display-name="40 % - Accent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1" style:display-name="40 % - Accent3 2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1" style:display-name="40 % - Accent4 2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1" style:display-name="40 % - Accent5 2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1" style:display-name="40 % - Accent6 2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1" style:display-name="60 % - Accent1 2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1" style:display-name="60 % - Accent2 2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1" style:display-name="60 % - Accent3 2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1" style:display-name="60 % - Accent4 2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1" style:display-name="60 % - Accent5 2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1" style:display-name="60 % - Accent6 2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1" style:display-name="Accent1 2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1" style:display-name="Accent2 2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1" style:display-name="Accent3 2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1" style:display-name="Accent4 2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1" style:display-name="Accent5 2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1" style:display-name="Accent6 2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1" style:display-name="Avertissement 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1" style:display-name="Calcul 2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1" style:display-name="Cellule liée 2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1" style:display-name="Commentaire 2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1" style:display-name="Entrée 2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1" style:display-name="Insatisfaisant 2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1" style:display-name="Neutre 2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1" style:display-name="Satisfaisant 2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1" style:display-name="Sortie 2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1" style:display-name="Texte explicatif 2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2" style:display-name="Titre 2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1" style:display-name="Titre 1 2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1" style:display-name="Titre 2 2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1" style:display-name="Titre 3 2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1" style:display-name="Titre 4 2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1" style:display-name="Total 2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1" style:display-name="Vérification 2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1" style:display-name="常规_Sheet1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1" style:display-name="常规_Sheet1_4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1" style:display-name="常规_新发现语言调查表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1" style:display-name="常规_新发现语言调查表_1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1" style:display-name="常规_新发现语言调查表_2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1" style:display-name="常规_新发现语言调查表_3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1" style:display-name="常规_新发现语言调查表_4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2" style:display-name="20 % - Accent1 2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2" style:display-name="20 % - Accent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2" style:display-name="20 % - Accent3 2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2" style:display-name="20 % - Accent4 2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2" style:display-name="20 % - Accent5 2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2" style:display-name="20 % - Accent6 2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2" style:display-name="40 % - Accent1 2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2" style:display-name="40 % - Accent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2" style:display-name="40 % - Accent3 2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2" style:display-name="40 % - Accent4 2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2" style:display-name="40 % - Accent5 2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2" style:display-name="40 % - Accent6 2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2" style:display-name="60 % - Accent1 2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2" style:display-name="60 % - Accent2 2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2" style:display-name="60 % - Accent3 2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2" style:display-name="60 % - Accent4 2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2" style:display-name="60 % - Accent5 2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2" style:display-name="60 % - Accent6 2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2" style:display-name="Accent1 2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2" style:display-name="Accent2 2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2" style:display-name="Accent3 2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2" style:display-name="Accent4 2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2" style:display-name="Accent5 2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2" style:display-name="Accent6 2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2" style:display-name="Avertissement 2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2" style:display-name="Calcul 2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2" style:display-name="Cellule liée 2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2" style:display-name="Commentaire 2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2" style:display-name="Entrée 2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2" style:display-name="Insatisfaisant 2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2" style:display-name="Neutre 2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2" style:display-name="Satisfaisant 2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2" style:display-name="Sortie 2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2" style:display-name="Texte explicatif 2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3" style:display-name="Titre 2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2" style:display-name="Titre 1 2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2" style:display-name="Titre 2 2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2" style:display-name="Titre 3 2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2" style:display-name="Titre 4 2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2" style:display-name="Total 2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2" style:display-name="Vérification 2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2" style:display-name="常规_Sheet1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2" style:display-name="常规_Sheet1_4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2" style:display-name="常规_新发现语言调查表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2" style:display-name="常规_新发现语言调查表_1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2" style:display-name="常规_新发现语言调查表_2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2" style:display-name="常规_新发现语言调查表_3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2" style:display-name="常规_新发现语言调查表_4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3" style:display-name="20 % - Accent1 2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3" style:display-name="20 % - Accent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3" style:display-name="20 % - Accent3 2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3" style:display-name="20 % - Accent4 2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3" style:display-name="20 % - Accent5 2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3" style:display-name="20 % - Accent6 2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3" style:display-name="40 % - Accent1 2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3" style:display-name="40 % - Accent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3" style:display-name="40 % - Accent3 2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3" style:display-name="40 % - Accent4 2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3" style:display-name="40 % - Accent5 2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3" style:display-name="40 % - Accent6 2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3" style:display-name="60 % - Accent1 2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3" style:display-name="60 % - Accent2 2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3" style:display-name="60 % - Accent3 2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3" style:display-name="60 % - Accent4 2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3" style:display-name="60 % - Accent5 2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3" style:display-name="60 % - Accent6 2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3" style:display-name="Accent1 2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3" style:display-name="Accent2 2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3" style:display-name="Accent3 2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3" style:display-name="Accent4 2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3" style:display-name="Accent5 2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3" style:display-name="Accent6 2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3" style:display-name="Avertissement 2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3" style:display-name="Calcul 2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3" style:display-name="Cellule liée 2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3" style:display-name="Commentaire 2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3" style:display-name="Entrée 2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3" style:display-name="Insatisfaisant 2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3" style:display-name="Neutre 2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3" style:display-name="Satisfaisant 2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3" style:display-name="Sortie 2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3" style:display-name="Texte explicatif 2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4" style:display-name="Titre 2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3" style:display-name="Titre 1 2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3" style:display-name="Titre 2 2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3" style:display-name="Titre 3 2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3" style:display-name="Titre 4 2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3" style:display-name="Total 2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3" style:display-name="Vérification 2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3" style:display-name="常规_Sheet1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3" style:display-name="常规_Sheet1_4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3" style:display-name="常规_新发现语言调查表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3" style:display-name="常规_新发现语言调查表_1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3" style:display-name="常规_新发现语言调查表_2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3" style:display-name="常规_新发现语言调查表_3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3" style:display-name="常规_新发现语言调查表_4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4" style:display-name="20 % - Accent1 2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4" style:display-name="20 % - Accent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4" style:display-name="20 % - Accent3 2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4" style:display-name="20 % - Accent4 2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4" style:display-name="20 % - Accent5 2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4" style:display-name="20 % - Accent6 2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4" style:display-name="40 % - Accent1 2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4" style:display-name="40 % - Accent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4" style:display-name="40 % - Accent3 2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4" style:display-name="40 % - Accent4 2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4" style:display-name="40 % - Accent5 2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4" style:display-name="40 % - Accent6 2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4" style:display-name="60 % - Accent1 2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4" style:display-name="60 % - Accent2 2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4" style:display-name="60 % - Accent3 2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4" style:display-name="60 % - Accent4 2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4" style:display-name="60 % - Accent5 2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4" style:display-name="60 % - Accent6 2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4" style:display-name="Accent1 2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4" style:display-name="Accent2 2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4" style:display-name="Accent3 2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4" style:display-name="Accent4 2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4" style:display-name="Accent5 2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4" style:display-name="Accent6 2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4" style:display-name="Avertissement 2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4" style:display-name="Calcul 2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4" style:display-name="Cellule liée 2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4" style:display-name="Commentaire 2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4" style:display-name="Entrée 2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4" style:display-name="Insatisfaisant 2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4" style:display-name="Neutre 2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4" style:display-name="Satisfaisant 2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4" style:display-name="Sortie 2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4" style:display-name="Texte explicatif 2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5" style:display-name="Titre 2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4" style:display-name="Titre 1 2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4" style:display-name="Titre 2 2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4" style:display-name="Titre 3 2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4" style:display-name="Titre 4 2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4" style:display-name="Total 2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4" style:display-name="Vérification 2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4" style:display-name="常规_Sheet1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4" style:display-name="常规_Sheet1_4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4" style:display-name="常规_新发现语言调查表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4" style:display-name="常规_新发现语言调查表_1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4" style:display-name="常规_新发现语言调查表_2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4" style:display-name="常规_新发现语言调查表_3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4" style:display-name="常规_新发现语言调查表_4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5" style:display-name="20 % - Accent1 2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5" style:display-name="20 % - Accent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5" style:display-name="20 % - Accent3 2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5" style:display-name="20 % - Accent4 2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5" style:display-name="20 % - Accent5 2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5" style:display-name="20 % - Accent6 2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5" style:display-name="40 % - Accent1 2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5" style:display-name="40 % - Accent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5" style:display-name="40 % - Accent3 2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5" style:display-name="40 % - Accent4 2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5" style:display-name="40 % - Accent5 2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5" style:display-name="40 % - Accent6 2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5" style:display-name="60 % - Accent1 2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5" style:display-name="60 % - Accent2 2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5" style:display-name="60 % - Accent3 2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5" style:display-name="60 % - Accent4 2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5" style:display-name="60 % - Accent5 2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5" style:display-name="60 % - Accent6 2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5" style:display-name="Accent1 2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5" style:display-name="Accent2 2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5" style:display-name="Accent3 2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5" style:display-name="Accent4 2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5" style:display-name="Accent5 2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5" style:display-name="Accent6 2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5" style:display-name="Avertissement 2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5" style:display-name="Calcul 2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5" style:display-name="Cellule liée 2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5" style:display-name="Commentaire 2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5" style:display-name="Entrée 2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5" style:display-name="Insatisfaisant 2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5" style:display-name="Neutre 2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5" style:display-name="Satisfaisant 2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5" style:display-name="Sortie 2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5" style:display-name="Texte explicatif 2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6" style:display-name="Titre 2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5" style:display-name="Titre 1 2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5" style:display-name="Titre 2 2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5" style:display-name="Titre 3 2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5" style:display-name="Titre 4 2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5" style:display-name="Total 2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5" style:display-name="Vérification 2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5" style:display-name="常规_Sheet1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5" style:display-name="常规_Sheet1_4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5" style:display-name="常规_新发现语言调查表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5" style:display-name="常规_新发现语言调查表_1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5" style:display-name="常规_新发现语言调查表_2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5" style:display-name="常规_新发现语言调查表_3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5" style:display-name="常规_新发现语言调查表_4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6" style:display-name="20 % - Accent1 2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6" style:display-name="20 % - Accent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6" style:display-name="20 % - Accent3 2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6" style:display-name="20 % - Accent4 2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6" style:display-name="20 % - Accent5 2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6" style:display-name="20 % - Accent6 2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6" style:display-name="40 % - Accent1 2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6" style:display-name="40 % - Accent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6" style:display-name="40 % - Accent3 2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6" style:display-name="40 % - Accent4 2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6" style:display-name="40 % - Accent5 2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6" style:display-name="40 % - Accent6 2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6" style:display-name="60 % - Accent1 2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6" style:display-name="60 % - Accent2 2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6" style:display-name="60 % - Accent3 2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6" style:display-name="60 % - Accent4 2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6" style:display-name="60 % - Accent5 2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6" style:display-name="60 % - Accent6 2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6" style:display-name="Accent1 2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6" style:display-name="Accent2 2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6" style:display-name="Accent3 2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6" style:display-name="Accent4 2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6" style:display-name="Accent5 2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6" style:display-name="Accent6 2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6" style:display-name="Avertissement 2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6" style:display-name="Calcul 2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6" style:display-name="Cellule liée 2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6" style:display-name="Commentaire 2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6" style:display-name="Entrée 2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6" style:display-name="Insatisfaisant 2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6" style:display-name="Neutre 2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6" style:display-name="Satisfaisant 2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6" style:display-name="Sortie 2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6" style:display-name="Texte explicatif 2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7" style:display-name="Titre 2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6" style:display-name="Titre 1 2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6" style:display-name="Titre 2 2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6" style:display-name="Titre 3 2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6" style:display-name="Titre 4 2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6" style:display-name="Total 2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6" style:display-name="Vérification 2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6" style:display-name="常规_Sheet1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6" style:display-name="常规_Sheet1_4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6" style:display-name="常规_新发现语言调查表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6" style:display-name="常规_新发现语言调查表_1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6" style:display-name="常规_新发现语言调查表_2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6" style:display-name="常规_新发现语言调查表_3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6" style:display-name="常规_新发现语言调查表_4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7" style:display-name="20 % - Accent1 2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7" style:display-name="20 % - Accent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7" style:display-name="20 % - Accent3 2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7" style:display-name="20 % - Accent4 2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7" style:display-name="20 % - Accent5 2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7" style:display-name="20 % - Accent6 2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7" style:display-name="40 % - Accent1 2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7" style:display-name="40 % - Accent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7" style:display-name="40 % - Accent3 2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7" style:display-name="40 % - Accent4 2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7" style:display-name="40 % - Accent5 2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7" style:display-name="40 % - Accent6 2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7" style:display-name="60 % - Accent1 2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7" style:display-name="60 % - Accent2 2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7" style:display-name="60 % - Accent3 2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7" style:display-name="60 % - Accent4 2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7" style:display-name="60 % - Accent5 2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7" style:display-name="60 % - Accent6 2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7" style:display-name="Accent1 2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7" style:display-name="Accent2 2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7" style:display-name="Accent3 2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7" style:display-name="Accent4 2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7" style:display-name="Accent5 2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7" style:display-name="Accent6 2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7" style:display-name="Avertissement 2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7" style:display-name="Calcul 2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7" style:display-name="Cellule liée 2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7" style:display-name="Commentaire 2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7" style:display-name="Entrée 2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7" style:display-name="Insatisfaisant 2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7" style:display-name="Neutre 2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7" style:display-name="Satisfaisant 2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7" style:display-name="Sortie 2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7" style:display-name="Texte explicatif 2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8" style:display-name="Titre 2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7" style:display-name="Titre 1 2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7" style:display-name="Titre 2 2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7" style:display-name="Titre 3 2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7" style:display-name="Titre 4 2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7" style:display-name="Total 2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7" style:display-name="Vérification 2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7" style:display-name="常规_Sheet1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7" style:display-name="常规_Sheet1_4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7" style:display-name="常规_新发现语言调查表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7" style:display-name="常规_新发现语言调查表_1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7" style:display-name="常规_新发现语言调查表_2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7" style:display-name="常规_新发现语言调查表_3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7" style:display-name="常规_新发现语言调查表_4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8" style:display-name="20 % - Accent1 2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8" style:display-name="20 % - Accent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8" style:display-name="20 % - Accent3 2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8" style:display-name="20 % - Accent4 2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8" style:display-name="20 % - Accent5 2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8" style:display-name="20 % - Accent6 2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8" style:display-name="40 % - Accent1 2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8" style:display-name="40 % - Accent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8" style:display-name="40 % - Accent3 2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8" style:display-name="40 % - Accent4 2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8" style:display-name="40 % - Accent5 2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8" style:display-name="40 % - Accent6 2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8" style:display-name="60 % - Accent1 2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8" style:display-name="60 % - Accent2 2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8" style:display-name="60 % - Accent3 2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8" style:display-name="60 % - Accent4 2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8" style:display-name="60 % - Accent5 2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8" style:display-name="60 % - Accent6 2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8" style:display-name="Accent1 2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8" style:display-name="Accent2 2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8" style:display-name="Accent3 2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8" style:display-name="Accent4 2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8" style:display-name="Accent5 2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8" style:display-name="Accent6 2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8" style:display-name="Avertissement 2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8" style:display-name="Calcul 2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8" style:display-name="Cellule liée 2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8" style:display-name="Commentaire 2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8" style:display-name="Entrée 2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8" style:display-name="Insatisfaisant 2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8" style:display-name="Neutre 2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8" style:display-name="Satisfaisant 2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8" style:display-name="Sortie 2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8" style:display-name="Texte explicatif 2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9" style:display-name="Titre 2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8" style:display-name="Titre 1 2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8" style:display-name="Titre 2 2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8" style:display-name="Titre 3 2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8" style:display-name="Titre 4 2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8" style:display-name="Total 2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8" style:display-name="Vérification 2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8" style:display-name="常规_Sheet1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8" style:display-name="常规_Sheet1_4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8" style:display-name="常规_新发现语言调查表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8" style:display-name="常规_新发现语言调查表_1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8" style:display-name="常规_新发现语言调查表_2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8" style:display-name="常规_新发现语言调查表_3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8" style:display-name="常规_新发现语言调查表_4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9" style:display-name="20 % - Accent1 2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9" style:display-name="20 % - Accent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9" style:display-name="20 % - Accent3 2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9" style:display-name="20 % - Accent4 2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9" style:display-name="20 % - Accent5 2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9" style:display-name="20 % - Accent6 2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9" style:display-name="40 % - Accent1 2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9" style:display-name="40 % - Accent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9" style:display-name="40 % - Accent3 2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9" style:display-name="40 % - Accent4 2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9" style:display-name="40 % - Accent5 2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9" style:display-name="40 % - Accent6 2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9" style:display-name="60 % - Accent1 2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9" style:display-name="60 % - Accent2 2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9" style:display-name="60 % - Accent3 2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9" style:display-name="60 % - Accent4 2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9" style:display-name="60 % - Accent5 2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9" style:display-name="60 % - Accent6 2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9" style:display-name="Accent1 2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9" style:display-name="Accent2 2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9" style:display-name="Accent3 2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9" style:display-name="Accent4 2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9" style:display-name="Accent5 2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9" style:display-name="Accent6 2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9" style:display-name="Avertissement 2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9" style:display-name="Calcul 2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9" style:display-name="Cellule liée 2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9" style:display-name="Commentaire 2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9" style:display-name="Entrée 2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9" style:display-name="Insatisfaisant 2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9" style:display-name="Neutre 2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9" style:display-name="Satisfaisant 2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9" style:display-name="Sortie 2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9" style:display-name="Texte explicatif 2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0" style:display-name="Titre 3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9" style:display-name="Titre 1 2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9" style:display-name="Titre 2 2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9" style:display-name="Titre 3 2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9" style:display-name="Titre 4 2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9" style:display-name="Total 2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9" style:display-name="Vérification 2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9" style:display-name="常规_Sheet1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9" style:display-name="常规_Sheet1_4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9" style:display-name="常规_新发现语言调查表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9" style:display-name="常规_新发现语言调查表_1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9" style:display-name="常规_新发现语言调查表_2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9" style:display-name="常规_新发现语言调查表_3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9" style:display-name="常规_新发现语言调查表_4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0" style:display-name="20 % - Accent1 3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0" style:display-name="20 % - Accent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0" style:display-name="20 % - Accent3 3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0" style:display-name="20 % - Accent4 3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0" style:display-name="20 % - Accent5 3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0" style:display-name="20 % - Accent6 3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0" style:display-name="40 % - Accent1 3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0" style:display-name="40 % - Accent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0" style:display-name="40 % - Accent3 3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0" style:display-name="40 % - Accent4 3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0" style:display-name="40 % - Accent5 3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0" style:display-name="40 % - Accent6 3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0" style:display-name="60 % - Accent1 3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0" style:display-name="60 % - Accent2 3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0" style:display-name="60 % - Accent3 3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0" style:display-name="60 % - Accent4 3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0" style:display-name="60 % - Accent5 3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0" style:display-name="60 % - Accent6 3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0" style:display-name="Accent1 3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0" style:display-name="Accent2 3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0" style:display-name="Accent3 3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0" style:display-name="Accent4 3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0" style:display-name="Accent5 3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0" style:display-name="Accent6 3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0" style:display-name="Avertissement 3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0" style:display-name="Calcul 3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0" style:display-name="Cellule liée 3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0" style:display-name="Commentaire 3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0" style:display-name="Entrée 3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0" style:display-name="Insatisfaisant 3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0" style:display-name="Neutre 3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0" style:display-name="Satisfaisant 3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0" style:display-name="Sortie 3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0" style:display-name="Texte explicatif 3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1" style:display-name="Titre 3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0" style:display-name="Titre 1 3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0" style:display-name="Titre 2 3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0" style:display-name="Titre 3 3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0" style:display-name="Titre 4 3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0" style:display-name="Total 3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0" style:display-name="Vérification 3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0" style:display-name="常规_Sheet1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0" style:display-name="常规_Sheet1_4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0" style:display-name="常规_新发现语言调查表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0" style:display-name="常规_新发现语言调查表_1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0" style:display-name="常规_新发现语言调查表_2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0" style:display-name="常规_新发现语言调查表_3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0" style:display-name="常规_新发现语言调查表_4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1" style:display-name="20 % - Accent1 3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1" style:display-name="20 % - Accent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1" style:display-name="20 % - Accent3 3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1" style:display-name="20 % - Accent4 3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1" style:display-name="20 % - Accent5 3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1" style:display-name="20 % - Accent6 3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1" style:display-name="40 % - Accent1 3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1" style:display-name="40 % - Accent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1" style:display-name="40 % - Accent3 3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1" style:display-name="40 % - Accent4 3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1" style:display-name="40 % - Accent5 3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1" style:display-name="40 % - Accent6 3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1" style:display-name="60 % - Accent1 3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1" style:display-name="60 % - Accent2 3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1" style:display-name="60 % - Accent3 3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1" style:display-name="60 % - Accent4 3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1" style:display-name="60 % - Accent5 3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1" style:display-name="60 % - Accent6 3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1" style:display-name="Accent1 3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1" style:display-name="Accent2 3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1" style:display-name="Accent3 3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1" style:display-name="Accent4 3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1" style:display-name="Accent5 3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1" style:display-name="Accent6 3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1" style:display-name="Avertissement 3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1" style:display-name="Calcul 3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1" style:display-name="Cellule liée 3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1" style:display-name="Commentaire 3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1" style:display-name="Entrée 3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1" style:display-name="Insatisfaisant 3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1" style:display-name="Neutre 3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1" style:display-name="Satisfaisant 3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1" style:display-name="Sortie 3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1" style:display-name="Texte explicatif 3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2" style:display-name="Titre 3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1" style:display-name="Titre 1 3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1" style:display-name="Titre 2 3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1" style:display-name="Titre 3 3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1" style:display-name="Titre 4 3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1" style:display-name="Total 3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1" style:display-name="Vérification 3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1" style:display-name="常规_Sheet1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1" style:display-name="常规_Sheet1_4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1" style:display-name="常规_新发现语言调查表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1" style:display-name="常规_新发现语言调查表_1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1" style:display-name="常规_新发现语言调查表_2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1" style:display-name="常规_新发现语言调查表_3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1" style:display-name="常规_新发现语言调查表_4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2" style:display-name="20 % - Accent1 3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2" style:display-name="20 % - Accent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2" style:display-name="20 % - Accent3 3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2" style:display-name="20 % - Accent4 3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2" style:display-name="20 % - Accent5 3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2" style:display-name="20 % - Accent6 3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2" style:display-name="40 % - Accent1 3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2" style:display-name="40 % - Accent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2" style:display-name="40 % - Accent3 3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2" style:display-name="40 % - Accent4 3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2" style:display-name="40 % - Accent5 3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2" style:display-name="40 % - Accent6 3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2" style:display-name="60 % - Accent1 3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2" style:display-name="60 % - Accent2 3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2" style:display-name="60 % - Accent3 3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2" style:display-name="60 % - Accent4 3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2" style:display-name="60 % - Accent5 3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2" style:display-name="60 % - Accent6 3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2" style:display-name="Accent1 3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2" style:display-name="Accent2 3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2" style:display-name="Accent3 3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2" style:display-name="Accent4 3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2" style:display-name="Accent5 3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2" style:display-name="Accent6 3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2" style:display-name="Avertissement 3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2" style:display-name="Calcul 3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2" style:display-name="Cellule liée 3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2" style:display-name="Commentaire 3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2" style:display-name="Entrée 3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2" style:display-name="Insatisfaisant 3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2" style:display-name="Neutre 3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2" style:display-name="Satisfaisant 3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2" style:display-name="Sortie 3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2" style:display-name="Texte explicatif 3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3" style:display-name="Titre 3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2" style:display-name="Titre 1 3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2" style:display-name="Titre 2 3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2" style:display-name="Titre 3 3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2" style:display-name="Titre 4 3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2" style:display-name="Total 3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2" style:display-name="Vérification 3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2" style:display-name="常规_Sheet1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2" style:display-name="常规_Sheet1_4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2" style:display-name="常规_新发现语言调查表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2" style:display-name="常规_新发现语言调查表_1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2" style:display-name="常规_新发现语言调查表_2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2" style:display-name="常规_新发现语言调查表_3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2" style:display-name="常规_新发现语言调查表_4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3" style:display-name="20 % - Accent1 3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3" style:display-name="20 % - Accent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3" style:display-name="20 % - Accent3 3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3" style:display-name="20 % - Accent4 3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3" style:display-name="20 % - Accent5 3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3" style:display-name="20 % - Accent6 3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3" style:display-name="40 % - Accent1 3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3" style:display-name="40 % - Accent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3" style:display-name="40 % - Accent3 3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3" style:display-name="40 % - Accent4 3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3" style:display-name="40 % - Accent5 3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3" style:display-name="40 % - Accent6 3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3" style:display-name="60 % - Accent1 3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3" style:display-name="60 % - Accent2 3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3" style:display-name="60 % - Accent3 3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3" style:display-name="60 % - Accent4 3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3" style:display-name="60 % - Accent5 3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3" style:display-name="60 % - Accent6 3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3" style:display-name="Accent1 3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3" style:display-name="Accent2 3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3" style:display-name="Accent3 3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3" style:display-name="Accent4 3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3" style:display-name="Accent5 3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3" style:display-name="Accent6 3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3" style:display-name="Avertissement 3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3" style:display-name="Calcul 3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3" style:display-name="Cellule liée 3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3" style:display-name="Commentaire 3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3" style:display-name="Entrée 3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3" style:display-name="Insatisfaisant 3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3" style:display-name="Neutre 3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3" style:display-name="Satisfaisant 3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3" style:display-name="Sortie 3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3" style:display-name="Texte explicatif 3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4" style:display-name="Titre 3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3" style:display-name="Titre 1 3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3" style:display-name="Titre 2 3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3" style:display-name="Titre 3 3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3" style:display-name="Titre 4 3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3" style:display-name="Total 3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3" style:display-name="Vérification 3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3" style:display-name="常规_Sheet1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3" style:display-name="常规_Sheet1_4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3" style:display-name="常规_新发现语言调查表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3" style:display-name="常规_新发现语言调查表_1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3" style:display-name="常规_新发现语言调查表_2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3" style:display-name="常规_新发现语言调查表_3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3" style:display-name="常规_新发现语言调查表_4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4" style:display-name="20 % - Accent1 3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4" style:display-name="20 % - Accent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4" style:display-name="20 % - Accent3 3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4" style:display-name="20 % - Accent4 3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4" style:display-name="20 % - Accent5 3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4" style:display-name="20 % - Accent6 3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4" style:display-name="40 % - Accent1 3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4" style:display-name="40 % - Accent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4" style:display-name="40 % - Accent3 3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4" style:display-name="40 % - Accent4 3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4" style:display-name="40 % - Accent5 3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4" style:display-name="40 % - Accent6 3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4" style:display-name="60 % - Accent1 3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4" style:display-name="60 % - Accent2 3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4" style:display-name="60 % - Accent3 3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4" style:display-name="60 % - Accent4 3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4" style:display-name="60 % - Accent5 3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4" style:display-name="60 % - Accent6 3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4" style:display-name="Accent1 3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4" style:display-name="Accent2 3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4" style:display-name="Accent3 3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4" style:display-name="Accent4 3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4" style:display-name="Accent5 3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4" style:display-name="Accent6 3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4" style:display-name="Avertissement 3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4" style:display-name="Calcul 3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4" style:display-name="Cellule liée 3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4" style:display-name="Commentaire 3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4" style:display-name="Entrée 3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4" style:display-name="Insatisfaisant 3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4" style:display-name="Neutre 3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4" style:display-name="Satisfaisant 3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4" style:display-name="Sortie 3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4" style:display-name="Texte explicatif 3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5" style:display-name="Titre 3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4" style:display-name="Titre 1 3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4" style:display-name="Titre 2 3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4" style:display-name="Titre 3 3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4" style:display-name="Titre 4 3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4" style:display-name="Total 3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4" style:display-name="Vérification 3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4" style:display-name="常规_Sheet1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4" style:display-name="常规_Sheet1_4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4" style:display-name="常规_新发现语言调查表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4" style:display-name="常规_新发现语言调查表_1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4" style:display-name="常规_新发现语言调查表_2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4" style:display-name="常规_新发现语言调查表_3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4" style:display-name="常规_新发现语言调查表_4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5" style:display-name="20 % - Accent1 3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5" style:display-name="20 % - Accent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5" style:display-name="20 % - Accent3 3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5" style:display-name="20 % - Accent4 3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5" style:display-name="20 % - Accent5 3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5" style:display-name="20 % - Accent6 3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5" style:display-name="40 % - Accent1 3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5" style:display-name="40 % - Accent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5" style:display-name="40 % - Accent3 3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5" style:display-name="40 % - Accent4 3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5" style:display-name="40 % - Accent5 3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5" style:display-name="40 % - Accent6 3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5" style:display-name="60 % - Accent1 3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5" style:display-name="60 % - Accent2 3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5" style:display-name="60 % - Accent3 3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5" style:display-name="60 % - Accent4 3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5" style:display-name="60 % - Accent5 3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5" style:display-name="60 % - Accent6 3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5" style:display-name="Accent1 3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5" style:display-name="Accent2 3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5" style:display-name="Accent3 3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5" style:display-name="Accent4 3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5" style:display-name="Accent5 3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5" style:display-name="Accent6 3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5" style:display-name="Avertissement 3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5" style:display-name="Calcul 3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5" style:display-name="Cellule liée 3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5" style:display-name="Commentaire 3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5" style:display-name="Entrée 3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5" style:display-name="Insatisfaisant 3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5" style:display-name="Neutre 3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5" style:display-name="Satisfaisant 3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5" style:display-name="Sortie 3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5" style:display-name="Texte explicatif 3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6" style:display-name="Titre 3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5" style:display-name="Titre 1 3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5" style:display-name="Titre 2 3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5" style:display-name="Titre 3 3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5" style:display-name="Titre 4 3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5" style:display-name="Total 3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5" style:display-name="Vérification 3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5" style:display-name="常规_Sheet1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5" style:display-name="常规_Sheet1_4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5" style:display-name="常规_新发现语言调查表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5" style:display-name="常规_新发现语言调查表_1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5" style:display-name="常规_新发现语言调查表_2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5" style:display-name="常规_新发现语言调查表_3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5" style:display-name="常规_新发现语言调查表_4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6" style:display-name="20 % - Accent1 3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6" style:display-name="20 % - Accent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6" style:display-name="20 % - Accent3 3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6" style:display-name="20 % - Accent4 3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6" style:display-name="20 % - Accent5 3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6" style:display-name="20 % - Accent6 3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6" style:display-name="40 % - Accent1 3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6" style:display-name="40 % - Accent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6" style:display-name="40 % - Accent3 3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6" style:display-name="40 % - Accent4 3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6" style:display-name="40 % - Accent5 3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6" style:display-name="40 % - Accent6 3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6" style:display-name="60 % - Accent1 3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6" style:display-name="60 % - Accent2 3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6" style:display-name="60 % - Accent3 3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6" style:display-name="60 % - Accent4 3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6" style:display-name="60 % - Accent5 3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6" style:display-name="60 % - Accent6 3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6" style:display-name="Accent1 3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6" style:display-name="Accent2 3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6" style:display-name="Accent3 3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6" style:display-name="Accent4 3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6" style:display-name="Accent5 3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6" style:display-name="Accent6 3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6" style:display-name="Avertissement 3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6" style:display-name="Calcul 3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6" style:display-name="Cellule liée 3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6" style:display-name="Commentaire 3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6" style:display-name="Entrée 3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6" style:display-name="Insatisfaisant 3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6" style:display-name="Neutre 3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6" style:display-name="Satisfaisant 3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6" style:display-name="Sortie 3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6" style:display-name="Texte explicatif 3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7" style:display-name="Titre 3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6" style:display-name="Titre 1 3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6" style:display-name="Titre 2 3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6" style:display-name="Titre 3 3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6" style:display-name="Titre 4 3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6" style:display-name="Total 3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6" style:display-name="Vérification 3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6" style:display-name="常规_Sheet1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6" style:display-name="常规_Sheet1_4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6" style:display-name="常规_新发现语言调查表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6" style:display-name="常规_新发现语言调查表_1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6" style:display-name="常规_新发现语言调查表_2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6" style:display-name="常规_新发现语言调查表_3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6" style:display-name="常规_新发现语言调查表_4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7" style:display-name="20 % - Accent1 3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7" style:display-name="20 % - Accent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7" style:display-name="20 % - Accent3 3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7" style:display-name="20 % - Accent4 3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7" style:display-name="20 % - Accent5 3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7" style:display-name="20 % - Accent6 3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7" style:display-name="40 % - Accent1 3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7" style:display-name="40 % - Accent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7" style:display-name="40 % - Accent3 3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7" style:display-name="40 % - Accent4 3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7" style:display-name="40 % - Accent5 3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7" style:display-name="40 % - Accent6 3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7" style:display-name="60 % - Accent1 3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7" style:display-name="60 % - Accent2 3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7" style:display-name="60 % - Accent3 3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7" style:display-name="60 % - Accent4 3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7" style:display-name="60 % - Accent5 3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7" style:display-name="60 % - Accent6 3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7" style:display-name="Accent1 3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7" style:display-name="Accent2 3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7" style:display-name="Accent3 3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7" style:display-name="Accent4 3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7" style:display-name="Accent5 3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7" style:display-name="Accent6 3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7" style:display-name="Avertissement 3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7" style:display-name="Calcul 3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7" style:display-name="Cellule liée 3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7" style:display-name="Commentaire 3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7" style:display-name="Entrée 3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7" style:display-name="Insatisfaisant 3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7" style:display-name="Neutre 3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7" style:display-name="Satisfaisant 3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7" style:display-name="Sortie 3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7" style:display-name="Texte explicatif 3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8" style:display-name="Titre 3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7" style:display-name="Titre 1 3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7" style:display-name="Titre 2 3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7" style:display-name="Titre 3 3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7" style:display-name="Titre 4 3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7" style:display-name="Total 3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7" style:display-name="Vérification 3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7" style:display-name="常规_Sheet1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7" style:display-name="常规_Sheet1_4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7" style:display-name="常规_新发现语言调查表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7" style:display-name="常规_新发现语言调查表_1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7" style:display-name="常规_新发现语言调查表_2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7" style:display-name="常规_新发现语言调查表_3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7" style:display-name="常规_新发现语言调查表_4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8" style:display-name="20 % - Accent1 3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8" style:display-name="20 % - Accent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8" style:display-name="20 % - Accent3 3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8" style:display-name="20 % - Accent4 3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8" style:display-name="20 % - Accent5 3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8" style:display-name="20 % - Accent6 3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8" style:display-name="40 % - Accent1 3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8" style:display-name="40 % - Accent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8" style:display-name="40 % - Accent3 3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8" style:display-name="40 % - Accent4 3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8" style:display-name="40 % - Accent5 3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8" style:display-name="40 % - Accent6 3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8" style:display-name="60 % - Accent1 3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8" style:display-name="60 % - Accent2 3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8" style:display-name="60 % - Accent3 3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8" style:display-name="60 % - Accent4 3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8" style:display-name="60 % - Accent5 3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8" style:display-name="60 % - Accent6 3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8" style:display-name="Accent1 3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8" style:display-name="Accent2 3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8" style:display-name="Accent3 3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8" style:display-name="Accent4 3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8" style:display-name="Accent5 3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8" style:display-name="Accent6 3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8" style:display-name="Avertissement 3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8" style:display-name="Calcul 3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8" style:display-name="Cellule liée 3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8" style:display-name="Commentaire 3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8" style:display-name="Entrée 3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8" style:display-name="Insatisfaisant 3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8" style:display-name="Neutre 3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8" style:display-name="Satisfaisant 3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8" style:display-name="Sortie 3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8" style:display-name="Texte explicatif 3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9" style:display-name="Titre 3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8" style:display-name="Titre 1 3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8" style:display-name="Titre 2 3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8" style:display-name="Titre 3 3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8" style:display-name="Titre 4 3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8" style:display-name="Total 3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8" style:display-name="Vérification 3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8" style:display-name="常规_Sheet1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8" style:display-name="常规_Sheet1_4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8" style:display-name="常规_新发现语言调查表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8" style:display-name="常规_新发现语言调查表_1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8" style:display-name="常规_新发现语言调查表_2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8" style:display-name="常规_新发现语言调查表_3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8" style:display-name="常规_新发现语言调查表_4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9" style:display-name="20 % - Accent1 3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9" style:display-name="20 % - Accent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9" style:display-name="20 % - Accent3 3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9" style:display-name="20 % - Accent4 3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9" style:display-name="20 % - Accent5 3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9" style:display-name="20 % - Accent6 3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9" style:display-name="40 % - Accent1 3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9" style:display-name="40 % - Accent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9" style:display-name="40 % - Accent3 3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9" style:display-name="40 % - Accent4 3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9" style:display-name="40 % - Accent5 3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9" style:display-name="40 % - Accent6 3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9" style:display-name="60 % - Accent1 3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9" style:display-name="60 % - Accent2 3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9" style:display-name="60 % - Accent3 3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9" style:display-name="60 % - Accent4 3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9" style:display-name="60 % - Accent5 3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9" style:display-name="60 % - Accent6 3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9" style:display-name="Accent1 3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9" style:display-name="Accent2 3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9" style:display-name="Accent3 3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9" style:display-name="Accent4 3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9" style:display-name="Accent5 3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9" style:display-name="Accent6 3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9" style:display-name="Avertissement 3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9" style:display-name="Calcul 3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9" style:display-name="Cellule liée 3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9" style:display-name="Commentaire 3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9" style:display-name="Entrée 3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9" style:display-name="Insatisfaisant 3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9" style:display-name="Neutre 3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9" style:display-name="Satisfaisant 3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9" style:display-name="Sortie 3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9" style:display-name="Texte explicatif 3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0" style:display-name="Titre 4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9" style:display-name="Titre 1 3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9" style:display-name="Titre 2 3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9" style:display-name="Titre 3 3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9" style:display-name="Titre 4 3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9" style:display-name="Total 3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9" style:display-name="Vérification 3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9" style:display-name="常规_Sheet1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9" style:display-name="常规_Sheet1_4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9" style:display-name="常规_新发现语言调查表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9" style:display-name="常规_新发现语言调查表_1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9" style:display-name="常规_新发现语言调查表_2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9" style:display-name="常规_新发现语言调查表_3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9" style:display-name="常规_新发现语言调查表_4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0" style:display-name="20 % - Accent1 4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0" style:display-name="20 % - Accent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0" style:display-name="20 % - Accent3 4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0" style:display-name="20 % - Accent4 4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0" style:display-name="20 % - Accent5 4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0" style:display-name="20 % - Accent6 4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0" style:display-name="40 % - Accent1 4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0" style:display-name="40 % - Accent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0" style:display-name="40 % - Accent3 4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0" style:display-name="40 % - Accent4 4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0" style:display-name="40 % - Accent5 4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0" style:display-name="40 % - Accent6 4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0" style:display-name="60 % - Accent1 4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0" style:display-name="60 % - Accent2 4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0" style:display-name="60 % - Accent3 4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0" style:display-name="60 % - Accent4 4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0" style:display-name="60 % - Accent5 4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0" style:display-name="60 % - Accent6 4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0" style:display-name="Accent1 4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0" style:display-name="Accent2 4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0" style:display-name="Accent3 4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0" style:display-name="Accent4 4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0" style:display-name="Accent5 4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0" style:display-name="Accent6 4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0" style:display-name="Avertissement 4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0" style:display-name="Calcul 4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0" style:display-name="Cellule liée 4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0" style:display-name="Commentaire 4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0" style:display-name="Entrée 4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0" style:display-name="Insatisfaisant 4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0" style:display-name="Neutre 4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0" style:display-name="Satisfaisant 4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0" style:display-name="Sortie 4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0" style:display-name="Texte explicatif 4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1" style:display-name="Titre 4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0" style:display-name="Titre 1 4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0" style:display-name="Titre 2 4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0" style:display-name="Titre 3 4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0" style:display-name="Titre 4 4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0" style:display-name="Total 4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0" style:display-name="Vérification 4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0" style:display-name="常规_Sheet1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0" style:display-name="常规_Sheet1_4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0" style:display-name="常规_新发现语言调查表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0" style:display-name="常规_新发现语言调查表_1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0" style:display-name="常规_新发现语言调查表_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0" style:display-name="常规_新发现语言调查表_3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0" style:display-name="常规_新发现语言调查表_4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1" style:display-name="20 % - Accent1 4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1" style:display-name="20 % - Accent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1" style:display-name="20 % - Accent3 4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1" style:display-name="20 % - Accent4 4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1" style:display-name="20 % - Accent5 4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1" style:display-name="20 % - Accent6 4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1" style:display-name="40 % - Accent1 4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1" style:display-name="40 % - Accent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1" style:display-name="40 % - Accent3 4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1" style:display-name="40 % - Accent4 4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1" style:display-name="40 % - Accent5 4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1" style:display-name="40 % - Accent6 4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1" style:display-name="60 % - Accent1 4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1" style:display-name="60 % - Accent2 4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1" style:display-name="60 % - Accent3 4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1" style:display-name="60 % - Accent4 4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1" style:display-name="60 % - Accent5 4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1" style:display-name="60 % - Accent6 4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1" style:display-name="Accent1 4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1" style:display-name="Accent2 4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1" style:display-name="Accent3 4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1" style:display-name="Accent4 4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1" style:display-name="Accent5 4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1" style:display-name="Accent6 4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1" style:display-name="Avertissement 4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1" style:display-name="Calcul 4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1" style:display-name="Cellule liée 4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1" style:display-name="Commentaire 4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1" style:display-name="Entrée 4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1" style:display-name="Insatisfaisant 4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1" style:display-name="Neutre 4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1" style:display-name="Satisfaisant 4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1" style:display-name="Sortie 4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1" style:display-name="Texte explicatif 4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2" style:display-name="Titre 4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1" style:display-name="Titre 1 4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1" style:display-name="Titre 2 4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1" style:display-name="Titre 3 4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1" style:display-name="Titre 4 4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1" style:display-name="Total 4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1" style:display-name="Vérification 4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1" style:display-name="常规_Sheet1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1" style:display-name="常规_Sheet1_4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1" style:display-name="常规_新发现语言调查表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1" style:display-name="常规_新发现语言调查表_1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1" style:display-name="常规_新发现语言调查表_2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1" style:display-name="常规_新发现语言调查表_3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1" style:display-name="常规_新发现语言调查表_4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2" style:display-name="20 % - Accent1 4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2" style:display-name="20 % - Accent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2" style:display-name="20 % - Accent3 4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2" style:display-name="20 % - Accent4 4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2" style:display-name="20 % - Accent5 4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2" style:display-name="20 % - Accent6 4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2" style:display-name="40 % - Accent1 4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2" style:display-name="40 % - Accent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2" style:display-name="40 % - Accent3 4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2" style:display-name="40 % - Accent4 4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2" style:display-name="40 % - Accent5 4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2" style:display-name="40 % - Accent6 4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2" style:display-name="60 % - Accent1 4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2" style:display-name="60 % - Accent2 4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2" style:display-name="60 % - Accent3 4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2" style:display-name="60 % - Accent4 4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2" style:display-name="60 % - Accent5 4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2" style:display-name="60 % - Accent6 4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2" style:display-name="Accent1 4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2" style:display-name="Accent2 4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2" style:display-name="Accent3 4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2" style:display-name="Accent4 4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2" style:display-name="Accent5 4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2" style:display-name="Accent6 4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2" style:display-name="Avertissement 4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2" style:display-name="Calcul 4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2" style:display-name="Cellule liée 4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2" style:display-name="Commentaire 4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2" style:display-name="Entrée 4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2" style:display-name="Insatisfaisant 4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2" style:display-name="Neutre 4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2" style:display-name="Satisfaisant 4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2" style:display-name="Sortie 4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2" style:display-name="Texte explicatif 4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3" style:display-name="Titre 4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2" style:display-name="Titre 1 4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2" style:display-name="Titre 2 4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2" style:display-name="Titre 3 4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2" style:display-name="Titre 4 4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2" style:display-name="Total 4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2" style:display-name="Vérification 4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2" style:display-name="常规_Sheet1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2" style:display-name="常规_Sheet1_4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2" style:display-name="常规_新发现语言调查表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2" style:display-name="常规_新发现语言调查表_1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2" style:display-name="常规_新发现语言调查表_2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2" style:display-name="常规_新发现语言调查表_3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2" style:display-name="常规_新发现语言调查表_4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3" style:display-name="20 % - Accent1 4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3" style:display-name="20 % - Accent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3" style:display-name="20 % - Accent3 4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3" style:display-name="20 % - Accent4 4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3" style:display-name="20 % - Accent5 4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3" style:display-name="20 % - Accent6 4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3" style:display-name="40 % - Accent1 4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3" style:display-name="40 % - Accent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3" style:display-name="40 % - Accent3 4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3" style:display-name="40 % - Accent4 4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3" style:display-name="40 % - Accent5 4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3" style:display-name="40 % - Accent6 4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3" style:display-name="60 % - Accent1 4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3" style:display-name="60 % - Accent2 4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3" style:display-name="60 % - Accent3 4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3" style:display-name="60 % - Accent4 4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3" style:display-name="60 % - Accent5 4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3" style:display-name="60 % - Accent6 4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3" style:display-name="Accent1 4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3" style:display-name="Accent2 4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3" style:display-name="Accent3 4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3" style:display-name="Accent4 4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3" style:display-name="Accent5 4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3" style:display-name="Accent6 4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3" style:display-name="Avertissement 4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3" style:display-name="Calcul 4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3" style:display-name="Cellule liée 4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3" style:display-name="Commentaire 4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3" style:display-name="Entrée 4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3" style:display-name="Insatisfaisant 4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3" style:display-name="Neutre 4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3" style:display-name="Satisfaisant 4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3" style:display-name="Sortie 4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3" style:display-name="Texte explicatif 4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4" style:display-name="Titre 4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3" style:display-name="Titre 1 4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3" style:display-name="Titre 2 4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3" style:display-name="Titre 3 4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3" style:display-name="Titre 4 4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3" style:display-name="Total 4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3" style:display-name="Vérification 4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3" style:display-name="常规_Sheet1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3" style:display-name="常规_Sheet1_4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3" style:display-name="常规_新发现语言调查表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3" style:display-name="常规_新发现语言调查表_1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3" style:display-name="常规_新发现语言调查表_2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3" style:display-name="常规_新发现语言调查表_3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3" style:display-name="常规_新发现语言调查表_4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4" style:display-name="20 % - Accent1 4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4" style:display-name="20 % - Accent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4" style:display-name="20 % - Accent3 4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4" style:display-name="20 % - Accent4 4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4" style:display-name="20 % - Accent5 4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4" style:display-name="20 % - Accent6 4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4" style:display-name="40 % - Accent1 4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4" style:display-name="40 % - Accent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4" style:display-name="40 % - Accent3 4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4" style:display-name="40 % - Accent4 4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4" style:display-name="40 % - Accent5 4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4" style:display-name="40 % - Accent6 4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4" style:display-name="60 % - Accent1 4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4" style:display-name="60 % - Accent2 4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4" style:display-name="60 % - Accent3 4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4" style:display-name="60 % - Accent4 4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4" style:display-name="60 % - Accent5 4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4" style:display-name="60 % - Accent6 4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4" style:display-name="Accent1 4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4" style:display-name="Accent2 4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4" style:display-name="Accent3 4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4" style:display-name="Accent4 4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4" style:display-name="Accent5 4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4" style:display-name="Accent6 4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4" style:display-name="Avertissement 4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4" style:display-name="Calcul 4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4" style:display-name="Cellule liée 4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4" style:display-name="Commentaire 4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4" style:display-name="Entrée 4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4" style:display-name="Insatisfaisant 4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4" style:display-name="Neutre 4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4" style:display-name="Satisfaisant 4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4" style:display-name="Sortie 4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4" style:display-name="Texte explicatif 4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5" style:display-name="Titre 4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4" style:display-name="Titre 1 4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4" style:display-name="Titre 2 4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4" style:display-name="Titre 3 4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4" style:display-name="Titre 4 4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4" style:display-name="Total 4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4" style:display-name="Vérification 4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4" style:display-name="常规_Sheet1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4" style:display-name="常规_Sheet1_4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4" style:display-name="常规_新发现语言调查表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4" style:display-name="常规_新发现语言调查表_1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4" style:display-name="常规_新发现语言调查表_2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4" style:display-name="常规_新发现语言调查表_3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4" style:display-name="常规_新发现语言调查表_4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5" style:display-name="20 % - Accent1 4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5" style:display-name="20 % - Accent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5" style:display-name="20 % - Accent3 4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5" style:display-name="20 % - Accent4 4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5" style:display-name="20 % - Accent5 4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5" style:display-name="20 % - Accent6 4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5" style:display-name="40 % - Accent1 4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5" style:display-name="40 % - Accent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5" style:display-name="40 % - Accent3 4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5" style:display-name="40 % - Accent4 4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5" style:display-name="40 % - Accent5 4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5" style:display-name="40 % - Accent6 4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5" style:display-name="60 % - Accent1 4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5" style:display-name="60 % - Accent2 4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5" style:display-name="60 % - Accent3 4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5" style:display-name="60 % - Accent4 4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5" style:display-name="60 % - Accent5 4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5" style:display-name="60 % - Accent6 4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5" style:display-name="Accent1 4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5" style:display-name="Accent2 4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5" style:display-name="Accent3 4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5" style:display-name="Accent4 4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5" style:display-name="Accent5 4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5" style:display-name="Accent6 4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5" style:display-name="Avertissement 4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5" style:display-name="Calcul 4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5" style:display-name="Cellule liée 4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5" style:display-name="Commentaire 4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5" style:display-name="Entrée 4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5" style:display-name="Insatisfaisant 4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5" style:display-name="Neutre 4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5" style:display-name="Satisfaisant 4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5" style:display-name="Sortie 4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5" style:display-name="Texte explicatif 4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6" style:display-name="Titre 4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5" style:display-name="Titre 1 4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5" style:display-name="Titre 2 4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5" style:display-name="Titre 3 4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5" style:display-name="Titre 4 4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5" style:display-name="Total 4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5" style:display-name="Vérification 4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5" style:display-name="常规_Sheet1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5" style:display-name="常规_Sheet1_4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5" style:display-name="常规_新发现语言调查表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5" style:display-name="常规_新发现语言调查表_1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5" style:display-name="常规_新发现语言调查表_2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5" style:display-name="常规_新发现语言调查表_3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5" style:display-name="常规_新发现语言调查表_4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6" style:display-name="20 % - Accent1 4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6" style:display-name="20 % - Accent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6" style:display-name="20 % - Accent3 4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6" style:display-name="20 % - Accent4 4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6" style:display-name="20 % - Accent5 4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6" style:display-name="20 % - Accent6 4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6" style:display-name="40 % - Accent1 4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6" style:display-name="40 % - Accent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6" style:display-name="40 % - Accent3 4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6" style:display-name="40 % - Accent4 4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6" style:display-name="40 % - Accent5 4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6" style:display-name="40 % - Accent6 4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6" style:display-name="60 % - Accent1 4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6" style:display-name="60 % - Accent2 4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6" style:display-name="60 % - Accent3 4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6" style:display-name="60 % - Accent4 4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6" style:display-name="60 % - Accent5 4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6" style:display-name="60 % - Accent6 4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6" style:display-name="Accent1 4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6" style:display-name="Accent2 4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6" style:display-name="Accent3 4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6" style:display-name="Accent4 4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6" style:display-name="Accent5 4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6" style:display-name="Accent6 4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6" style:display-name="Avertissement 4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6" style:display-name="Calcul 4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6" style:display-name="Cellule liée 4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6" style:display-name="Commentaire 4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6" style:display-name="Entrée 4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6" style:display-name="Insatisfaisant 4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6" style:display-name="Neutre 4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6" style:display-name="Satisfaisant 4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6" style:display-name="Sortie 4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6" style:display-name="Texte explicatif 4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7" style:display-name="Titre 4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6" style:display-name="Titre 1 4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6" style:display-name="Titre 2 4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6" style:display-name="Titre 3 4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6" style:display-name="Titre 4 4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6" style:display-name="Total 4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6" style:display-name="Vérification 4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6" style:display-name="常规_Sheet1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6" style:display-name="常规_Sheet1_4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6" style:display-name="常规_新发现语言调查表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6" style:display-name="常规_新发现语言调查表_1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6" style:display-name="常规_新发现语言调查表_2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6" style:display-name="常规_新发现语言调查表_3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6" style:display-name="常规_新发现语言调查表_4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7" style:display-name="20 % - Accent1 4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7" style:display-name="20 % - Accent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7" style:display-name="20 % - Accent3 4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7" style:display-name="20 % - Accent4 4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7" style:display-name="20 % - Accent5 4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7" style:display-name="20 % - Accent6 4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7" style:display-name="40 % - Accent1 4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7" style:display-name="40 % - Accent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7" style:display-name="40 % - Accent3 4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7" style:display-name="40 % - Accent4 4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7" style:display-name="40 % - Accent5 4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7" style:display-name="40 % - Accent6 4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7" style:display-name="60 % - Accent1 4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7" style:display-name="60 % - Accent2 4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7" style:display-name="60 % - Accent3 4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7" style:display-name="60 % - Accent4 4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7" style:display-name="60 % - Accent5 4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7" style:display-name="60 % - Accent6 4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7" style:display-name="Accent1 4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7" style:display-name="Accent2 4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7" style:display-name="Accent3 4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7" style:display-name="Accent4 4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7" style:display-name="Accent5 4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7" style:display-name="Accent6 4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7" style:display-name="Avertissement 4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7" style:display-name="Calcul 4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7" style:display-name="Cellule liée 4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7" style:display-name="Commentaire 4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7" style:display-name="Entrée 4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7" style:display-name="Insatisfaisant 4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7" style:display-name="Neutre 4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7" style:display-name="Satisfaisant 4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7" style:display-name="Sortie 4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7" style:display-name="Texte explicatif 4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8" style:display-name="Titre 4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7" style:display-name="Titre 1 4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7" style:display-name="Titre 2 4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7" style:display-name="Titre 3 4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7" style:display-name="Titre 4 4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7" style:display-name="Total 4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7" style:display-name="Vérification 4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7" style:display-name="常规_Sheet1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7" style:display-name="常规_Sheet1_4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7" style:display-name="常规_新发现语言调查表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7" style:display-name="常规_新发现语言调查表_1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7" style:display-name="常规_新发现语言调查表_2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7" style:display-name="常规_新发现语言调查表_3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7" style:display-name="常规_新发现语言调查表_4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8" style:display-name="20 % - Accent1 4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8" style:display-name="20 % - Accent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8" style:display-name="20 % - Accent3 4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8" style:display-name="20 % - Accent4 4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8" style:display-name="20 % - Accent5 4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8" style:display-name="20 % - Accent6 4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8" style:display-name="40 % - Accent1 4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8" style:display-name="40 % - Accent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8" style:display-name="40 % - Accent3 4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8" style:display-name="40 % - Accent4 4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8" style:display-name="40 % - Accent5 4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8" style:display-name="40 % - Accent6 4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8" style:display-name="60 % - Accent1 4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8" style:display-name="60 % - Accent2 4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8" style:display-name="60 % - Accent3 4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8" style:display-name="60 % - Accent4 4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8" style:display-name="60 % - Accent5 4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8" style:display-name="60 % - Accent6 4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8" style:display-name="Accent1 4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8" style:display-name="Accent2 4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8" style:display-name="Accent3 4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8" style:display-name="Accent4 4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8" style:display-name="Accent5 4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8" style:display-name="Accent6 4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8" style:display-name="Avertissement 4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8" style:display-name="Calcul 4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8" style:display-name="Cellule liée 4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8" style:display-name="Commentaire 4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8" style:display-name="Entrée 4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8" style:display-name="Insatisfaisant 4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8" style:display-name="Neutre 4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8" style:display-name="Satisfaisant 4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8" style:display-name="Sortie 4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8" style:display-name="Texte explicatif 4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9" style:display-name="Titre 4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8" style:display-name="Titre 1 4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8" style:display-name="Titre 2 4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8" style:display-name="Titre 3 4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8" style:display-name="Titre 4 4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8" style:display-name="Total 4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8" style:display-name="Vérification 4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8" style:display-name="常规_Sheet1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8" style:display-name="常规_Sheet1_4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8" style:display-name="常规_新发现语言调查表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8" style:display-name="常规_新发现语言调查表_1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8" style:display-name="常规_新发现语言调查表_2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8" style:display-name="常规_新发现语言调查表_3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8" style:display-name="常规_新发现语言调查表_4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1.27cm" fo:margin-left="1.993cm" fo:margin-right="1.993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30/06/2015</text:date>, <text:time>17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新发现语言调查表" style:display-name="PageStyle_新发现语言调查表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" style:display-name="PageStyle_新发现语言调查表 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" style:display-name="PageStyle_新发现语言调查表 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" style:display-name="PageStyle_新发现语言调查表 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" style:display-name="PageStyle_新发现语言调查表 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5" style:display-name="PageStyle_新发现语言调查表 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6" style:display-name="PageStyle_新发现语言调查表 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7" style:display-name="PageStyle_新发现语言调查表 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8" style:display-name="PageStyle_新发现语言调查表 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9" style:display-name="PageStyle_新发现语言调查表 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0" style:display-name="PageStyle_新发现语言调查表 1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1" style:display-name="PageStyle_新发现语言调查表 1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2" style:display-name="PageStyle_新发现语言调查表 1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3" style:display-name="PageStyle_新发现语言调查表 1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4" style:display-name="PageStyle_新发现语言调查表 1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5" style:display-name="PageStyle_新发现语言调查表 1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6" style:display-name="PageStyle_新发现语言调查表 1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7" style:display-name="PageStyle_新发现语言调查表 1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8" style:display-name="PageStyle_新发现语言调查表 1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19" style:display-name="PageStyle_新发现语言调查表 1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0" style:display-name="PageStyle_新发现语言调查表 2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1" style:display-name="PageStyle_新发现语言调查表 2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2" style:display-name="PageStyle_新发现语言调查表 2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3" style:display-name="PageStyle_新发现语言调查表 2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4" style:display-name="PageStyle_新发现语言调查表 2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5" style:display-name="PageStyle_新发现语言调查表 2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6" style:display-name="PageStyle_新发现语言调查表 2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7" style:display-name="PageStyle_新发现语言调查表 2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8" style:display-name="PageStyle_新发现语言调查表 2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29" style:display-name="PageStyle_新发现语言调查表 2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0" style:display-name="PageStyle_新发现语言调查表 3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1" style:display-name="PageStyle_新发现语言调查表 3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2" style:display-name="PageStyle_新发现语言调查表 3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3" style:display-name="PageStyle_新发现语言调查表 3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4" style:display-name="PageStyle_新发现语言调查表 3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5" style:display-name="PageStyle_新发现语言调查表 3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6" style:display-name="PageStyle_新发现语言调查表 3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7" style:display-name="PageStyle_新发现语言调查表 3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8" style:display-name="PageStyle_新发现语言调查表 3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39" style:display-name="PageStyle_新发现语言调查表 3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0" style:display-name="PageStyle_新发现语言调查表 4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1" style:display-name="PageStyle_新发现语言调查表 4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2" style:display-name="PageStyle_新发现语言调查表 4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3" style:display-name="PageStyle_新发现语言调查表 4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4" style:display-name="PageStyle_新发现语言调查表 4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5" style:display-name="PageStyle_新发现语言调查表 4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6" style:display-name="PageStyle_新发现语言调查表 4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7" style:display-name="PageStyle_新发现语言调查表 4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  <style:master-page style:name="PageStyle_5f_新发现语言调查表_20_48" style:display-name="PageStyle_新发现语言调查表 4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6-30">30/06/2015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6-30T15:45:31.13</meta:creation-date>
    <dc:date>2015-06-30T17:10:28.19</dc:date>
    <meta:editing-duration>PT01H24M33S</meta:editing-duration>
    <meta:editing-cycles>56</meta:editing-cycles>
    <meta:generator>OpenOffice.org/3.0$Win32 OpenOffice.org_project/300m15$Build-9379</meta:generator>
    <meta:document-statistic meta:table-count="3" meta:cell-count="294" meta:object-count="0"/>
    <meta:user-defined meta:name="Info 1"/>
    <meta:user-defined meta:name="Info 2"/>
    <meta:user-defined meta:name="Info 3"/>
    <meta:user-defined meta:name="Info 4"/>
  </office:meta>
</office:document-meta>
</file>